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400000004008C8B303CB6406A5E.png" manifest:media-type="image/png"/>
  <manifest:file-entry manifest:full-path="Pictures/1000020100000152000001527C76C769ABF9AAC6.png" manifest:media-type="image/png"/>
  <manifest:file-entry manifest:full-path="Pictures/10000201000003D5000003D68F2478B5E97A3090.png" manifest:media-type="image/png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4.65cm" fo:min-width="26.6cm" fo:padding-top="0.175cm" fo:padding-bottom="0.175cm" fo:padding-left="0.3cm" fo:padding-right="0.3cm"/>
    </style:style>
    <style:style style:name="gr2" style:family="graphic" style:parent-style-name="standard">
      <style:graphic-properties svg:stroke-width="0cm" svg:stroke-color="#000000" draw:marker-start-width="0.2cm" draw:marker-end-width="0.2cm" draw:fill="solid" draw:fill-color="#be9e21" draw:textarea-horizontal-align="justify" draw:textarea-vertical-align="middle" draw:auto-grow-height="false" fo:min-height="1.25cm" fo:min-width="26.54cm" fo:padding-top="0.125cm" fo:padding-bottom="0.125cm" fo:padding-left="0.25cm" fo:padding-right="0.25cm"/>
    </style:style>
    <style:style style:name="gr3" style:family="graphic" style:parent-style-name="objectwithoutfill">
      <style:graphic-properties svg:stroke-width="0.1cm" svg:stroke-color="#ffffff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729fc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000000" draw:fill="solid" draw:fill-color="#bebe21" draw:textarea-horizontal-align="justify" draw:textarea-vertical-align="middle" draw:auto-grow-height="false" fo:min-height="13.091cm" fo:min-width="4.244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width="0cm" svg:stroke-color="#000000" draw:marker-start-width="0.2cm" draw:marker-end-width="0.2cm" draw:fill="solid" draw:fill-color="#be9e21" draw:textarea-horizontal-align="justify" draw:textarea-vertical-align="middle" draw:auto-grow-height="false" fo:min-height="1.35cm" fo:min-width="26.64cm" fo:padding-top="0.125cm" fo:padding-bottom="0.125cm" fo:padding-left="0.25cm" fo:padding-right="0.25cm"/>
    </style:style>
    <style:style style:name="gr11" style:family="graphic" style:parent-style-name="Objeto_20_sem_20_preenchimento_20_nem_20_linha">
      <style:graphic-properties draw:textarea-vertical-align="middle" draw:ole-draw-aspect="1"/>
    </style:style>
    <style:style style:name="gr1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11.15cm" fo:min-width="20.7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10.75cm" fo:min-width="2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6" style:family="graphic" style:parent-style-name="standard">
      <style:graphic-properties draw:fill="solid" draw:fill-color="#bebe21" draw:textarea-horizontal-align="justify" draw:textarea-vertical-align="middle" draw:auto-grow-height="false" fo:min-height="0.316cm" fo:min-width="1.34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55cm" fo:min-width="5.5cm"/>
    </style:style>
    <style:style style:name="gr18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477cm" fo:min-width="1.9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11.15cm" fo:min-width="21.1cm"/>
    </style:style>
    <style:style style:name="gr22" style:family="graphic" style:parent-style-name="standard">
      <style:graphic-properties draw:fill="solid" draw:fill-color="#000000" draw:textarea-horizontal-align="justify" draw:textarea-vertical-align="middle" draw:auto-grow-height="false" fo:min-height="0.25cm" fo:min-width="0.201cm"/>
    </style:style>
    <style:style style:name="gr23" style:family="graphic" style:parent-style-name="standard">
      <style:graphic-properties draw:fill="solid" draw:fill-color="#000000" draw:textarea-horizontal-align="justify" draw:textarea-vertical-align="middle" draw:auto-grow-height="false" fo:min-height="0.25cm" fo:min-width="0.2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55cm" fo:min-width="3.796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55cm" fo:min-width="2.1cm"/>
    </style:style>
    <style:style style:name="gr26" style:family="graphic" style:parent-style-name="standard">
      <style:graphic-properties svg:stroke-color="#000000" draw:fill="none" draw:textarea-horizontal-align="justify" draw:textarea-vertical-align="middle" draw:auto-grow-height="false" fo:min-height="0.35cm" fo:min-width="1.9cm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10.95cm" fo:min-width="21.1cm"/>
    </style:style>
    <style:style style:name="gr28" style:family="graphic" style:parent-style-name="standard">
      <style:graphic-properties svg:stroke-color="#000000" draw:fill="solid" draw:fill-color="#bebe21" draw:textarea-horizontal-align="justify" draw:textarea-vertical-align="middle" draw:auto-grow-height="false" fo:min-height="0.458cm" fo:min-width="1.904cm"/>
    </style:style>
    <style:style style:name="gr29" style:family="graphic" style:parent-style-name="standard">
      <style:graphic-properties svg:stroke-color="#000000" draw:fill="none" draw:textarea-horizontal-align="justify" draw:textarea-vertical-align="middle" draw:auto-grow-height="false" fo:min-height="0.522cm" fo:min-width="2.9cm"/>
    </style:style>
    <style:style style:name="gr30" style:family="graphic" style:parent-style-name="standard">
      <style:graphic-properties svg:stroke-color="#000000" draw:fill="solid" draw:fill-color="#bebe21" draw:textarea-horizontal-align="justify" draw:textarea-vertical-align="middle" draw:auto-grow-height="false" fo:min-height="0.55cm" fo:min-width="3.9cm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be9e21"/>
      <style:paragraph-properties fo:text-align="center"/>
    </style:style>
    <style:style style:name="P3" style:family="paragraph">
      <style:text-properties fo:color="#ffffff"/>
    </style:style>
    <style:style style:name="P4" style:family="paragraph">
      <loext:graphic-properties draw:fill="none" draw:fill-color="#729fcf"/>
      <style:text-properties fo:color="#ffffff"/>
    </style:style>
    <style:style style:name="P5" style:family="paragraph">
      <loext:graphic-properties draw:fill="solid" draw:fill-color="#bebe21"/>
      <style:paragraph-properties fo:text-align="center"/>
    </style:style>
    <style:style style:name="P6" style:family="paragraph">
      <loext:graphic-properties draw:fill="none" draw:fill-color="#ffffff"/>
      <style:text-properties fo:color="#ffffff" fo:font-size="15pt" style:font-size-asian="15pt" style:font-size-complex="15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style:text-properties fo:color="#909295" style:text-outline="false" fo:font-style="normal" fo:font-weight="bold"/>
    </style:style>
    <style:style style:name="P10" style:family="paragraph">
      <loext:graphic-properties draw:fill="none" draw:fill-color="#ffffff"/>
      <style:text-properties fo:color="#909295" style:text-outline="false" fo:font-style="normal" fo:font-weight="bold"/>
    </style:style>
    <style:style style:name="P11" style:family="paragraph">
      <style:text-properties fo:color="#909295" fo:font-size="18pt" fo:font-weight="bold" style:font-size-asian="18pt" style:font-size-complex="18pt"/>
    </style:style>
    <style:style style:name="P12" style:family="paragraph">
      <loext:graphic-properties draw:fill="none" draw:fill-color="#ffffff"/>
      <style:text-properties fo:color="#909295" fo:font-size="18pt" fo:font-weight="bold" style:font-size-asian="18pt" style:font-size-complex="18pt"/>
    </style:style>
    <style:style style:name="P13" style:family="paragraph">
      <style:text-properties fo:color="#ffffff" fo:font-size="18pt"/>
    </style:style>
    <style:style style:name="P14" style:family="paragraph">
      <loext:graphic-properties draw:fill="none" draw:fill-color="#729fcf"/>
      <style:text-properties fo:color="#ffffff" fo:font-size="18pt"/>
    </style:style>
    <style:style style:name="P15" style:family="paragraph">
      <style:text-properties fo:color="#ffffff" fo:font-size="15pt"/>
    </style:style>
    <style:style style:name="P16" style:family="paragraph">
      <style:paragraph-properties fo:text-align="center"/>
      <style:text-properties fo:color="#ffffff"/>
    </style:style>
    <style:style style:name="P17" style:family="paragraph">
      <loext:graphic-properties draw:fill="solid" draw:fill-color="#bebe21"/>
      <style:paragraph-properties fo:text-align="center"/>
      <style:text-properties fo:color="#ffffff"/>
    </style:style>
    <style:style style:name="P18" style:family="paragraph">
      <style:text-properties fo:font-style="italic"/>
    </style:style>
    <style:style style:name="P19" style:family="paragraph">
      <loext:graphic-properties draw:fill="none" draw:fill-color="#ffffff"/>
      <style:text-properties fo:font-size="14pt" fo:font-style="italic" style:font-size-asian="14pt" style:font-size-complex="14pt"/>
    </style:style>
    <style:style style:name="P20" style:family="paragraph">
      <style:paragraph-properties fo:text-align="center"/>
      <style:text-properties fo:font-size="12pt" style:font-size-asian="12pt" style:font-size-complex="12pt"/>
    </style:style>
    <style:style style:name="P21" style:family="paragraph">
      <loext:graphic-properties draw:fill="none" draw:fill-color="#ffffff"/>
      <style:text-properties fo:font-size="13pt" fo:font-style="italic" style:font-size-asian="13pt" style:font-size-complex="13pt"/>
    </style:style>
    <style:style style:name="P22" style:family="paragraph">
      <loext:graphic-properties draw:fill="none" draw:fill-color="#ffffff"/>
      <style:text-properties fo:font-size="12pt" style:font-size-asian="12pt" style:font-size-complex="12pt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loext:graphic-properties draw:fill="solid" draw:fill-color="#000000"/>
      <style:paragraph-properties fo:text-align="center"/>
    </style:style>
    <style:style style:name="P25" style:family="paragraph">
      <loext:graphic-properties draw:fill="none" draw:fill-color="#ffffff"/>
      <style:text-properties fo:font-size="16pt" fo:font-style="italic" style:font-size-asian="16pt" style:font-size-complex="16pt"/>
    </style:style>
    <style:style style:name="P26" style:family="paragraph">
      <loext:graphic-properties draw:fill="none" draw:fill-color="#ffffff"/>
      <style:text-properties fo:font-size="10.5pt" style:font-size-asian="10.5pt" style:font-size-complex="10.5pt"/>
    </style:style>
    <style:style style:name="P27" style:family="paragraph">
      <loext:graphic-properties draw:fill="none" draw:fill-color="#ffffff"/>
      <style:text-properties fo:font-size="11pt" style:font-size-asian="11pt" style:font-size-complex="11pt"/>
    </style:style>
    <style:style style:name="P28" style:family="paragraph">
      <loext:graphic-properties draw:fill="none" draw:fill-color="#ffffff"/>
    </style:style>
    <style:style style:name="T1" style:family="text">
      <style:text-properties fo:color="#ffffff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909295" style:text-outline="false" fo:font-size="18pt" fo:font-style="normal" fo:font-weight="bold" style:font-size-asian="18pt" style:font-size-complex="18pt"/>
    </style:style>
    <style:style style:name="T4" style:family="text">
      <style:text-properties fo:color="#909295" style:text-outline="false" fo:font-style="normal" fo:font-weight="bold"/>
    </style:style>
    <style:style style:name="T5" style:family="text">
      <style:text-properties fo:color="#909295" fo:font-size="18pt" fo:font-weight="bold" style:font-size-asian="18pt" style:font-size-complex="18pt"/>
    </style:style>
    <style:style style:name="T6" style:family="text">
      <style:text-properties fo:color="#ffffff" fo:font-size="16pt" style:font-size-asian="16pt" style:font-size-complex="16pt"/>
    </style:style>
    <style:style style:name="T7" style:family="text">
      <style:text-properties fo:font-size="14pt" fo:font-style="italic" style:font-size-asian="14pt" style:font-size-complex="14pt"/>
    </style:style>
    <style:style style:name="T8" style:family="text">
      <style:text-properties fo:font-size="13pt" fo:font-style="italic" style:font-size-asian="13pt" style:font-size-complex="13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6pt" fo:font-style="italic" style:font-size-asian="16pt" style:font-size-complex="16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color="#ffffff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ase" draw:style-name="dp1" draw:master-page-name="Padrão" presentation:presentation-page-layout-name="AL1T0">
        <draw:custom-shape draw:style-name="gr1" draw:text-style-name="P1" draw:layer="layout" svg:width="27.2cm" svg:height="15cm" svg:x="0.4cm" svg:y="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7.14cm" svg:height="1.6cm" svg:x="0.46cm" svg:y="0.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108cm" svg:y1="0.888cm" svg:x2="1.908cm" svg:y2="0.888cm">
          <text:p/>
        </draw:line>
        <draw:line draw:style-name="gr3" draw:text-style-name="P1" draw:layer="layout" svg:x1="1.108cm" svg:y1="1.084cm" svg:x2="1.908cm" svg:y2="1.084cm">
          <text:p/>
        </draw:line>
        <draw:line draw:style-name="gr3" draw:text-style-name="P1" draw:layer="layout" svg:x1="1.108cm" svg:y1="1.28cm" svg:x2="1.908cm" svg:y2="1.28cm">
          <text:p/>
        </draw:line>
        <draw:frame draw:style-name="gr4" draw:text-style-name="P4" draw:layer="layout" svg:width="1.878cm" svg:height="0.962cm" svg:x="2.322cm" svg:y="0.638cm">
          <draw:text-box>
            <text:p text:style-name="P3"><text:span text:style-name="T1">T</text:span><text:span text:style-name="T1">C</text:span><text:span text:style-name="T1">M</text:span></text:p>
          </draw:text-box>
        </draw:frame>
        <draw:custom-shape draw:style-name="gr5" draw:text-style-name="P5" draw:layer="layout" svg:width="4.744cm" svg:height="13.341cm" svg:x="0.456cm" svg:y="2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0.4cm" svg:y1="3cm" svg:x2="5.2cm" svg:y2="3cm">
          <text:p/>
        </draw:line>
        <draw:line draw:style-name="gr6" draw:text-style-name="P1" draw:layer="layout" svg:x1="0.4cm" svg:y1="3.924cm" svg:x2="5.2cm" svg:y2="3.924cm">
          <text:p/>
        </draw:line>
        <draw:frame draw:style-name="gr7" draw:text-style-name="P6" draw:layer="layout" svg:width="3.106cm" svg:height="0.839cm" svg:x="0.566cm" svg:y="2.056cm">
          <draw:text-box>
            <text:p text:style-name="P3"><text:span text:style-name="T2">D</text:span><text:span text:style-name="T2">a</text:span><text:span text:style-name="T2">s</text:span><text:span text:style-name="T2">h</text:span><text:span text:style-name="T2">b</text:span><text:span text:style-name="T2">o</text:span><text:span text:style-name="T2">a</text:span><text:span text:style-name="T2">r</text:span><text:span text:style-name="T2">d</text:span></text:p>
          </draw:text-box>
        </draw:frame>
        <draw:frame draw:style-name="gr7" draw:text-style-name="P6" draw:layer="layout" svg:width="2.661cm" svg:height="0.839cm" svg:x="0.594cm" svg:y="3.037cm">
          <draw:text-box>
            <text:p text:style-name="P3"><text:span text:style-name="T2">E</text:span><text:span text:style-name="T2">s</text:span><text:span text:style-name="T2">tr</text:span><text:span text:style-name="T2">u</text:span><text:span text:style-name="T2">t</text:span><text:span text:style-name="T2">u</text:span><text:span text:style-name="T2">r</text:span><text:span text:style-name="T2">a</text:span></text:p>
          </draw:text-box>
        </draw:frame>
        <draw:frame draw:style-name="gr7" draw:text-style-name="P6" draw:layer="layout" svg:width="2.217cm" svg:height="0.839cm" svg:x="0.651cm" svg:y="4.13cm">
          <draw:text-box>
            <text:p text:style-name="P3"><text:span text:style-name="T2">- </text:span><text:span text:style-name="T2">Á</text:span><text:span text:style-name="T2">r</text:span><text:span text:style-name="T2">e</text:span><text:span text:style-name="T2">a</text:span><text:span text:style-name="T2">s</text:span></text:p>
          </draw:text-box>
        </draw:frame>
        <draw:frame draw:style-name="gr7" draw:text-style-name="P6" draw:layer="layout" svg:width="3.876cm" svg:height="0.839cm" svg:x="0.652cm" svg:y="4.919cm">
          <draw:text-box>
            <text:p text:style-name="P3"><text:span text:style-name="T2">- </text:span><text:span text:style-name="T2">F</text:span><text:span text:style-name="T2">u</text:span><text:span text:style-name="T2">n</text:span><text:span text:style-name="T2">ci</text:span><text:span text:style-name="T2">o</text:span><text:span text:style-name="T2">n</text:span><text:span text:style-name="T2">á</text:span><text:span text:style-name="T2">ri</text:span><text:span text:style-name="T2">o</text:span><text:span text:style-name="T2">s</text:span></text:p>
          </draw:text-box>
        </draw:frame>
        <draw:frame draw:style-name="gr7" draw:text-style-name="P6" draw:layer="layout" svg:width="4.227cm" svg:height="0.839cm" svg:x="0.681cm" svg:y="5.704cm">
          <draw:text-box>
            <text:p text:style-name="P3"><text:span text:style-name="T2">- </text:span><text:span text:style-name="T2">E</text:span><text:span text:style-name="T2">q</text:span><text:span text:style-name="T2">u</text:span><text:span text:style-name="T2">i</text:span><text:span text:style-name="T2">p</text:span><text:span text:style-name="T2">a</text:span><text:span text:style-name="T2">m</text:span><text:span text:style-name="T2">e</text:span><text:span text:style-name="T2">n</text:span><text:span text:style-name="T2">t</text:span><text:span text:style-name="T2">o</text:span><text:span text:style-name="T2">s</text:span></text:p>
          </draw:text-box>
        </draw:frame>
        <draw:line draw:style-name="gr6" draw:text-style-name="P1" draw:layer="layout" svg:x1="0.4cm" svg:y1="6.64cm" svg:x2="5.2cm" svg:y2="6.64cm">
          <text:p/>
        </draw:line>
        <draw:line draw:style-name="gr6" draw:text-style-name="P1" draw:layer="layout" svg:x1="0.4cm" svg:y1="7.592cm" svg:x2="5.2cm" svg:y2="7.592cm">
          <text:p/>
        </draw:line>
        <draw:line draw:style-name="gr6" draw:text-style-name="P1" draw:layer="layout" svg:x1="0.4cm" svg:y1="9.3cm" svg:x2="5.2cm" svg:y2="9.3cm">
          <text:p/>
        </draw:line>
        <draw:frame draw:style-name="gr7" draw:text-style-name="P6" draw:layer="layout" svg:width="2.115cm" svg:height="0.839cm" svg:x="0.566cm" svg:y="6.705cm">
          <draw:text-box>
            <text:p text:style-name="P3"><text:span text:style-name="T2">G</text:span><text:span text:style-name="T2">M</text:span><text:span text:style-name="T2">U</text:span><text:span text:style-name="T2">D</text:span></text:p>
          </draw:text-box>
        </draw:frame>
        <draw:frame draw:style-name="gr7" draw:text-style-name="P6" draw:layer="layout" svg:width="3.491cm" svg:height="0.839cm" svg:x="0.652cm" svg:y="7.631cm">
          <draw:text-box>
            <text:p text:style-name="P3"><text:span text:style-name="T2">- </text:span><text:span text:style-name="T2">A</text:span><text:span text:style-name="T2">g</text:span><text:span text:style-name="T2">e</text:span><text:span text:style-name="T2">n</text:span><text:span text:style-name="T2">d</text:span><text:span text:style-name="T2">a</text:span><text:span text:style-name="T2">d</text:span><text:span text:style-name="T2">a</text:span><text:span text:style-name="T2">s</text:span></text:p>
          </draw:text-box>
        </draw:frame>
        <draw:frame draw:style-name="gr8" draw:text-style-name="P6" draw:layer="layout" svg:width="3.347cm" svg:height="1.427cm" svg:x="0.653cm" svg:y="8.388cm">
          <draw:text-box>
            <text:p text:style-name="P3"><text:span text:style-name="T2">- </text:span><text:span text:style-name="T2">R</text:span><text:span text:style-name="T2">e</text:span><text:span text:style-name="T2">l</text:span><text:span text:style-name="T2">a</text:span><text:span text:style-name="T2">t</text:span><text:span text:style-name="T2">ó</text:span><text:span text:style-name="T2">ri</text:span><text:span text:style-name="T2">o</text:span><text:span text:style-name="T2">s</text:span></text:p>
          </draw:text-box>
        </draw:frame>
        <draw:line draw:style-name="gr6" draw:text-style-name="P1" draw:layer="layout" svg:x1="4.56cm" svg:y1="3.372cm" svg:x2="4.76cm" svg:y2="3.572cm">
          <text:p/>
        </draw:line>
        <draw:line draw:style-name="gr6" draw:text-style-name="P1" draw:layer="layout" svg:x1="4.76cm" svg:y1="3.572cm" svg:x2="4.96cm" svg:y2="3.372cm">
          <text:p/>
        </draw:line>
        <draw:line draw:style-name="gr6" draw:text-style-name="P1" draw:layer="layout" svg:x1="4.56cm" svg:y1="7.012cm" svg:x2="4.76cm" svg:y2="7.212cm">
          <text:p/>
        </draw:line>
        <draw:line draw:style-name="gr6" draw:text-style-name="P1" draw:layer="layout" svg:x1="4.76cm" svg:y1="7.212cm" svg:x2="4.96cm" svg:y2="7.012cm">
          <text:p/>
        </draw:lin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shboard" draw:style-name="dp1" draw:master-page-name="Padrão" presentation:presentation-page-layout-name="AL1T0">
        <draw:custom-shape draw:style-name="gr1" draw:text-style-name="P1" draw:layer="layout" svg:width="27.2cm" svg:height="15cm" svg:x="0.4cm" svg:y="0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7.14cm" svg:height="1.6cm" svg:x="0.46cm" svg:y="0.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108cm" svg:y1="0.888cm" svg:x2="1.908cm" svg:y2="0.888cm">
          <text:p/>
        </draw:line>
        <draw:line draw:style-name="gr3" draw:text-style-name="P1" draw:layer="layout" svg:x1="1.108cm" svg:y1="1.084cm" svg:x2="1.908cm" svg:y2="1.084cm">
          <text:p/>
        </draw:line>
        <draw:line draw:style-name="gr3" draw:text-style-name="P1" draw:layer="layout" svg:x1="1.108cm" svg:y1="1.28cm" svg:x2="1.908cm" svg:y2="1.28cm">
          <text:p/>
        </draw:line>
        <draw:frame draw:style-name="gr4" draw:text-style-name="P4" draw:layer="layout" svg:width="1.878cm" svg:height="0.962cm" svg:x="2.322cm" svg:y="0.638cm">
          <draw:text-box>
            <text:p text:style-name="P3"><text:span text:style-name="T1">T</text:span><text:span text:style-name="T1">C</text:span><text:span text:style-name="T1">M</text:span></text:p>
          </draw:text-box>
        </draw:frame>
        <draw:custom-shape draw:style-name="gr5" draw:text-style-name="P5" draw:layer="layout" svg:width="4.744cm" svg:height="13.341cm" svg:x="0.456cm" svg:y="2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0.4cm" svg:y1="3cm" svg:x2="5.2cm" svg:y2="3cm">
          <text:p/>
        </draw:line>
        <draw:line draw:style-name="gr6" draw:text-style-name="P1" draw:layer="layout" svg:x1="0.4cm" svg:y1="3.924cm" svg:x2="5.2cm" svg:y2="3.924cm">
          <text:p/>
        </draw:line>
        <draw:frame draw:style-name="gr7" draw:text-style-name="P6" draw:layer="layout" svg:width="3.106cm" svg:height="0.839cm" svg:x="0.566cm" svg:y="2.056cm">
          <draw:text-box>
            <text:p text:style-name="P3"><text:span text:style-name="T2">D</text:span><text:span text:style-name="T2">a</text:span><text:span text:style-name="T2">s</text:span><text:span text:style-name="T2">h</text:span><text:span text:style-name="T2">b</text:span><text:span text:style-name="T2">o</text:span><text:span text:style-name="T2">a</text:span><text:span text:style-name="T2">r</text:span><text:span text:style-name="T2">d</text:span></text:p>
          </draw:text-box>
        </draw:frame>
        <draw:frame draw:style-name="gr7" draw:text-style-name="P6" draw:layer="layout" svg:width="2.661cm" svg:height="0.839cm" svg:x="0.594cm" svg:y="3.037cm">
          <draw:text-box>
            <text:p text:style-name="P3"><text:span text:style-name="T2">E</text:span><text:span text:style-name="T2">s</text:span><text:span text:style-name="T2">tr</text:span><text:span text:style-name="T2">u</text:span><text:span text:style-name="T2">t</text:span><text:span text:style-name="T2">u</text:span><text:span text:style-name="T2">r</text:span><text:span text:style-name="T2">a</text:span></text:p>
          </draw:text-box>
        </draw:frame>
        <draw:frame draw:style-name="gr7" draw:text-style-name="P6" draw:layer="layout" svg:width="2.217cm" svg:height="0.839cm" svg:x="0.651cm" svg:y="4.13cm">
          <draw:text-box>
            <text:p text:style-name="P3"><text:span text:style-name="T2">- </text:span><text:span text:style-name="T2">Á</text:span><text:span text:style-name="T2">r</text:span><text:span text:style-name="T2">e</text:span><text:span text:style-name="T2">a</text:span><text:span text:style-name="T2">s</text:span></text:p>
          </draw:text-box>
        </draw:frame>
        <draw:frame draw:style-name="gr7" draw:text-style-name="P6" draw:layer="layout" svg:width="3.876cm" svg:height="0.839cm" svg:x="0.652cm" svg:y="4.919cm">
          <draw:text-box>
            <text:p text:style-name="P3"><text:span text:style-name="T2">- </text:span><text:span text:style-name="T2">F</text:span><text:span text:style-name="T2">u</text:span><text:span text:style-name="T2">n</text:span><text:span text:style-name="T2">ci</text:span><text:span text:style-name="T2">o</text:span><text:span text:style-name="T2">n</text:span><text:span text:style-name="T2">á</text:span><text:span text:style-name="T2">ri</text:span><text:span text:style-name="T2">o</text:span><text:span text:style-name="T2">s</text:span></text:p>
          </draw:text-box>
        </draw:frame>
        <draw:frame draw:style-name="gr7" draw:text-style-name="P6" draw:layer="layout" svg:width="4.227cm" svg:height="0.839cm" svg:x="0.681cm" svg:y="5.704cm">
          <draw:text-box>
            <text:p text:style-name="P3"><text:span text:style-name="T2">- </text:span><text:span text:style-name="T2">E</text:span><text:span text:style-name="T2">q</text:span><text:span text:style-name="T2">u</text:span><text:span text:style-name="T2">i</text:span><text:span text:style-name="T2">p</text:span><text:span text:style-name="T2">a</text:span><text:span text:style-name="T2">m</text:span><text:span text:style-name="T2">e</text:span><text:span text:style-name="T2">n</text:span><text:span text:style-name="T2">t</text:span><text:span text:style-name="T2">o</text:span><text:span text:style-name="T2">s</text:span></text:p>
          </draw:text-box>
        </draw:frame>
        <draw:line draw:style-name="gr6" draw:text-style-name="P1" draw:layer="layout" svg:x1="0.4cm" svg:y1="6.64cm" svg:x2="5.2cm" svg:y2="6.64cm">
          <text:p/>
        </draw:line>
        <draw:line draw:style-name="gr6" draw:text-style-name="P1" draw:layer="layout" svg:x1="0.4cm" svg:y1="7.592cm" svg:x2="5.2cm" svg:y2="7.592cm">
          <text:p/>
        </draw:line>
        <draw:line draw:style-name="gr6" draw:text-style-name="P1" draw:layer="layout" svg:x1="0.4cm" svg:y1="9.3cm" svg:x2="5.2cm" svg:y2="9.3cm">
          <text:p/>
        </draw:line>
        <draw:frame draw:style-name="gr7" draw:text-style-name="P6" draw:layer="layout" svg:width="2.115cm" svg:height="0.839cm" svg:x="0.566cm" svg:y="6.705cm">
          <draw:text-box>
            <text:p text:style-name="P3"><text:span text:style-name="T2">G</text:span><text:span text:style-name="T2">M</text:span><text:span text:style-name="T2">U</text:span><text:span text:style-name="T2">D</text:span></text:p>
          </draw:text-box>
        </draw:frame>
        <draw:frame draw:style-name="gr7" draw:text-style-name="P6" draw:layer="layout" svg:width="3.491cm" svg:height="0.839cm" svg:x="0.652cm" svg:y="7.631cm">
          <draw:text-box>
            <text:p text:style-name="P3"><text:span text:style-name="T2">- </text:span><text:span text:style-name="T2">A</text:span><text:span text:style-name="T2">g</text:span><text:span text:style-name="T2">e</text:span><text:span text:style-name="T2">n</text:span><text:span text:style-name="T2">d</text:span><text:span text:style-name="T2">a</text:span><text:span text:style-name="T2">d</text:span><text:span text:style-name="T2">a</text:span><text:span text:style-name="T2">s</text:span></text:p>
          </draw:text-box>
        </draw:frame>
        <draw:frame draw:style-name="gr8" draw:text-style-name="P6" draw:layer="layout" svg:width="3.347cm" svg:height="1.427cm" svg:x="0.653cm" svg:y="8.388cm">
          <draw:text-box>
            <text:p text:style-name="P3"><text:span text:style-name="T2">- </text:span><text:span text:style-name="T2">R</text:span><text:span text:style-name="T2">e</text:span><text:span text:style-name="T2">l</text:span><text:span text:style-name="T2">a</text:span><text:span text:style-name="T2">t</text:span><text:span text:style-name="T2">ó</text:span><text:span text:style-name="T2">ri</text:span><text:span text:style-name="T2">o</text:span><text:span text:style-name="T2">s</text:span></text:p>
          </draw:text-box>
        </draw:frame>
        <draw:line draw:style-name="gr6" draw:text-style-name="P1" draw:layer="layout" svg:x1="4.56cm" svg:y1="3.372cm" svg:x2="4.76cm" svg:y2="3.572cm">
          <text:p/>
        </draw:line>
        <draw:line draw:style-name="gr6" draw:text-style-name="P1" draw:layer="layout" svg:x1="4.76cm" svg:y1="3.572cm" svg:x2="4.96cm" svg:y2="3.372cm">
          <text:p/>
        </draw:line>
        <draw:line draw:style-name="gr6" draw:text-style-name="P1" draw:layer="layout" svg:x1="4.56cm" svg:y1="7.012cm" svg:x2="4.76cm" svg:y2="7.212cm">
          <text:p/>
        </draw:line>
        <draw:line draw:style-name="gr6" draw:text-style-name="P1" draw:layer="layout" svg:x1="4.76cm" svg:y1="7.212cm" svg:x2="4.96cm" svg:y2="7.012cm">
          <text:p/>
        </draw:line>
        <draw:frame draw:style-name="gr11" draw:text-style-name="P8" draw:layer="layout" svg:width="7.676cm" svg:height="4.039cm" svg:x="6.6cm" svg:y="4.96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8" draw:layer="layout" svg:width="7.676cm" svg:height="4.04cm" svg:x="18.076cm" svg:y="4.9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10" draw:layer="layout" svg:width="9.909cm" svg:height="0.962cm" svg:x="11.6cm" svg:y="2.438cm">
          <draw:text-box>
            <text:p text:style-name="P9"><text:span text:style-name="T3">M</text:span><text:span text:style-name="T3">o</text:span><text:span text:style-name="T3">n</text:span><text:span text:style-name="T3">i</text:span><text:span text:style-name="T3">t</text:span><text:span text:style-name="T3">o</text:span><text:span text:style-name="T3">r</text:span><text:span text:style-name="T3">a</text:span><text:span text:style-name="T3">m</text:span><text:span text:style-name="T3">e</text:span><text:span text:style-name="T3">n</text:span><text:span text:style-name="T3">t</text:span><text:span text:style-name="T3">o</text:span><text:span text:style-name="T4"> </text:span><text:span text:style-name="T4">e</text:span><text:span text:style-name="T4">m</text:span><text:span text:style-name="T4"> </text:span><text:span text:style-name="T4">T</text:span><text:span text:style-name="T4">e</text:span><text:span text:style-name="T4">m</text:span><text:span text:style-name="T4">p</text:span><text:span text:style-name="T4">o</text:span><text:span text:style-name="T4"> </text:span><text:span text:style-name="T4">R</text:span><text:span text:style-name="T4">e</text:span><text:span text:style-name="T4">a</text:span><text:span text:style-name="T4">l</text:span></text:p>
          </draw:text-box>
        </draw:frame>
        <draw:frame draw:style-name="gr12" draw:text-style-name="P8" draw:layer="layout" svg:width="0.8cm" svg:height="0.8cm" svg:x="26cm" svg:y="2.4cm">
          <draw:image xlink:href="Pictures/1000020100000152000001527C76C769ABF9AAC6.png" xlink:type="simple" xlink:show="embed" xlink:actuate="onLoad">
            <text:p/>
          </draw:image>
        </draw:frame>
        <draw:frame draw:style-name="gr7" draw:text-style-name="P12" draw:layer="layout" svg:width="5.489cm" svg:height="0.962cm" svg:x="7.676cm" svg:y="3.8cm">
          <draw:text-box>
            <text:p text:style-name="P11"><text:span text:style-name="T5">T</text:span><text:span text:style-name="T5">í</text:span><text:span text:style-name="T5">t</text:span><text:span text:style-name="T5">u</text:span><text:span text:style-name="T5">l</text:span><text:span text:style-name="T5">o</text:span><text:span text:style-name="T5"> </text:span><text:span text:style-name="T5">d</text:span><text:span text:style-name="T5">o</text:span><text:span text:style-name="T5"> </text:span><text:span text:style-name="T5">g</text:span><text:span text:style-name="T5">r</text:span><text:span text:style-name="T5">á</text:span><text:span text:style-name="T5">f</text:span><text:span text:style-name="T5">i</text:span><text:span text:style-name="T5">c</text:span><text:span text:style-name="T5">o</text:span></text:p>
          </draw:text-box>
        </draw:frame>
        <draw:frame draw:style-name="gr7" draw:text-style-name="P12" draw:layer="layout" svg:width="5.489cm" svg:height="0.962cm" svg:x="19.577cm" svg:y="3.8cm">
          <draw:text-box>
            <text:p text:style-name="P11"><text:span text:style-name="T5">T</text:span><text:span text:style-name="T5">í</text:span><text:span text:style-name="T5">t</text:span><text:span text:style-name="T5">u</text:span><text:span text:style-name="T5">l</text:span><text:span text:style-name="T5">o</text:span><text:span text:style-name="T5"> </text:span><text:span text:style-name="T5">d</text:span><text:span text:style-name="T5">o</text:span><text:span text:style-name="T5"> </text:span><text:span text:style-name="T5">g</text:span><text:span text:style-name="T5">r</text:span><text:span text:style-name="T5">á</text:span><text:span text:style-name="T5">f</text:span><text:span text:style-name="T5">i</text:span><text:span text:style-name="T5">c</text:span><text:span text:style-name="T5">o</text:span></text:p>
          </draw:text-box>
        </draw:frame>
        <draw:frame draw:style-name="gr11" draw:text-style-name="P8" draw:layer="layout" svg:width="7.676cm" svg:height="4.039cm" svg:x="6.6cm" svg:y="10.61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1" draw:text-style-name="P8" draw:layer="layout" svg:width="7.676cm" svg:height="4.04cm" svg:x="18.076cm" svg:y="10.61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12" draw:layer="layout" svg:width="5.489cm" svg:height="0.962cm" svg:x="7.676cm" svg:y="9.372cm">
          <draw:text-box>
            <text:p text:style-name="P11"><text:span text:style-name="T5">T</text:span><text:span text:style-name="T5">í</text:span><text:span text:style-name="T5">t</text:span><text:span text:style-name="T5">u</text:span><text:span text:style-name="T5">l</text:span><text:span text:style-name="T5">o</text:span><text:span text:style-name="T5"> </text:span><text:span text:style-name="T5">d</text:span><text:span text:style-name="T5">o</text:span><text:span text:style-name="T5"> </text:span><text:span text:style-name="T5">g</text:span><text:span text:style-name="T5">r</text:span><text:span text:style-name="T5">á</text:span><text:span text:style-name="T5">f</text:span><text:span text:style-name="T5">i</text:span><text:span text:style-name="T5">c</text:span><text:span text:style-name="T5">o</text:span></text:p>
          </draw:text-box>
        </draw:frame>
        <draw:frame draw:style-name="gr7" draw:text-style-name="P12" draw:layer="layout" svg:width="5.489cm" svg:height="0.962cm" svg:x="19.577cm" svg:y="9.372cm">
          <draw:text-box>
            <text:p text:style-name="P11"><text:span text:style-name="T5">T</text:span><text:span text:style-name="T5">í</text:span><text:span text:style-name="T5">t</text:span><text:span text:style-name="T5">u</text:span><text:span text:style-name="T5">l</text:span><text:span text:style-name="T5">o</text:span><text:span text:style-name="T5"> </text:span><text:span text:style-name="T5">d</text:span><text:span text:style-name="T5">o</text:span><text:span text:style-name="T5"> </text:span><text:span text:style-name="T5">g</text:span><text:span text:style-name="T5">r</text:span><text:span text:style-name="T5">á</text:span><text:span text:style-name="T5">f</text:span><text:span text:style-name="T5">i</text:span><text:span text:style-name="T5">c</text:span><text:span text:style-name="T5">o</text:span></text:p>
          </draw:text-box>
        </draw:frame>
        <draw:custom-shape draw:style-name="gr13" draw:text-style-name="P1" draw:layer="layout" svg:width="21.2cm" svg:height="11.4cm" svg:x="5.8cm" svg:y="3.6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cm" svg:y1="3.6cm" svg:x2="16cm" svg:y2="15cm">
          <text:p/>
        </draw:line>
        <draw:line draw:style-name="gr6" draw:text-style-name="P1" draw:layer="layout" svg:x1="5.8cm" svg:y1="9.2cm" svg:x2="27cm" svg:y2="9.2cm">
          <text:p/>
        </draw:line>
        <draw:line draw:style-name="gr6" draw:text-style-name="P1" draw:layer="layout" svg:x1="5.8cm" svg:y1="4.8cm" svg:x2="27cm" svg:y2="4.8cm">
          <text:p/>
        </draw:line>
        <draw:line draw:style-name="gr6" draw:text-style-name="P1" draw:layer="layout" svg:x1="5.8cm" svg:y1="10.456cm" svg:x2="27cm" svg:y2="10.456cm">
          <text:p/>
        </draw:lin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Áreas/Funcionários/Equipamentos" draw:style-name="dp1" draw:master-page-name="Padrão" presentation:presentation-page-layout-name="AL1T0">
        <draw:custom-shape draw:style-name="gr1" draw:text-style-name="P1" draw:layer="layout" svg:width="27.2cm" svg:height="15cm" svg:x="0.4cm" svg:y="0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7.14cm" svg:height="1.6cm" svg:x="0.46cm" svg:y="0.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108cm" svg:y1="0.888cm" svg:x2="1.908cm" svg:y2="0.888cm">
          <text:p/>
        </draw:line>
        <draw:line draw:style-name="gr3" draw:text-style-name="P1" draw:layer="layout" svg:x1="1.108cm" svg:y1="1.084cm" svg:x2="1.908cm" svg:y2="1.084cm">
          <text:p/>
        </draw:line>
        <draw:line draw:style-name="gr3" draw:text-style-name="P1" draw:layer="layout" svg:x1="1.108cm" svg:y1="1.28cm" svg:x2="1.908cm" svg:y2="1.28cm">
          <text:p/>
        </draw:line>
        <draw:frame draw:style-name="gr4" draw:text-style-name="P14" draw:layer="layout" svg:width="1.878cm" svg:height="0.962cm" svg:x="2.322cm" svg:y="0.638cm">
          <draw:text-box>
            <text:p text:style-name="P13"><text:span text:style-name="T1">T</text:span><text:span text:style-name="T1">C</text:span><text:span text:style-name="T1">M</text:span></text:p>
          </draw:text-box>
        </draw:frame>
        <draw:custom-shape draw:style-name="gr5" draw:text-style-name="P5" draw:layer="layout" svg:width="4.744cm" svg:height="13.341cm" svg:x="0.456cm" svg:y="2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0.4cm" svg:y1="3cm" svg:x2="5.2cm" svg:y2="3cm">
          <text:p/>
        </draw:line>
        <draw:line draw:style-name="gr6" draw:text-style-name="P1" draw:layer="layout" svg:x1="0.4cm" svg:y1="3.924cm" svg:x2="5.2cm" svg:y2="3.924cm">
          <text:p/>
        </draw:line>
        <draw:frame draw:style-name="gr7" draw:text-style-name="P6" draw:layer="layout" svg:width="3.106cm" svg:height="0.839cm" svg:x="0.566cm" svg:y="2.056cm">
          <draw:text-box>
            <text:p text:style-name="P15"><text:span text:style-name="T2">D</text:span><text:span text:style-name="T2">a</text:span><text:span text:style-name="T2">s</text:span><text:span text:style-name="T2">h</text:span><text:span text:style-name="T2">b</text:span><text:span text:style-name="T2">o</text:span><text:span text:style-name="T2">a</text:span><text:span text:style-name="T2">r</text:span><text:span text:style-name="T2">d</text:span></text:p>
          </draw:text-box>
        </draw:frame>
        <draw:frame draw:style-name="gr7" draw:text-style-name="P6" draw:layer="layout" svg:width="2.661cm" svg:height="0.839cm" svg:x="0.594cm" svg:y="3.037cm">
          <draw:text-box>
            <text:p text:style-name="P15"><text:span text:style-name="T2">E</text:span><text:span text:style-name="T2">s</text:span><text:span text:style-name="T2">tr</text:span><text:span text:style-name="T2">u</text:span><text:span text:style-name="T2">t</text:span><text:span text:style-name="T2">u</text:span><text:span text:style-name="T2">r</text:span><text:span text:style-name="T2">a</text:span></text:p>
          </draw:text-box>
        </draw:frame>
        <draw:frame draw:style-name="gr7" draw:text-style-name="P6" draw:layer="layout" svg:width="2.217cm" svg:height="0.839cm" svg:x="0.651cm" svg:y="4.13cm">
          <draw:text-box>
            <text:p text:style-name="P15"><text:span text:style-name="T2">- </text:span><text:span text:style-name="T2">Á</text:span><text:span text:style-name="T2">r</text:span><text:span text:style-name="T2">e</text:span><text:span text:style-name="T2">a</text:span><text:span text:style-name="T2">s</text:span></text:p>
          </draw:text-box>
        </draw:frame>
        <draw:frame draw:style-name="gr7" draw:text-style-name="P6" draw:layer="layout" svg:width="3.876cm" svg:height="0.839cm" svg:x="0.652cm" svg:y="4.919cm">
          <draw:text-box>
            <text:p text:style-name="P15"><text:span text:style-name="T2">- </text:span><text:span text:style-name="T2">F</text:span><text:span text:style-name="T2">u</text:span><text:span text:style-name="T2">n</text:span><text:span text:style-name="T2">ci</text:span><text:span text:style-name="T2">o</text:span><text:span text:style-name="T2">n</text:span><text:span text:style-name="T2">á</text:span><text:span text:style-name="T2">ri</text:span><text:span text:style-name="T2">o</text:span><text:span text:style-name="T2">s</text:span></text:p>
          </draw:text-box>
        </draw:frame>
        <draw:frame draw:style-name="gr7" draw:text-style-name="P6" draw:layer="layout" svg:width="4.227cm" svg:height="0.839cm" svg:x="0.681cm" svg:y="5.704cm">
          <draw:text-box>
            <text:p text:style-name="P15"><text:span text:style-name="T2">- </text:span><text:span text:style-name="T2">E</text:span><text:span text:style-name="T2">q</text:span><text:span text:style-name="T2">u</text:span><text:span text:style-name="T2">i</text:span><text:span text:style-name="T2">p</text:span><text:span text:style-name="T2">a</text:span><text:span text:style-name="T2">m</text:span><text:span text:style-name="T2">e</text:span><text:span text:style-name="T2">n</text:span><text:span text:style-name="T2">t</text:span><text:span text:style-name="T2">o</text:span><text:span text:style-name="T2">s</text:span></text:p>
          </draw:text-box>
        </draw:frame>
        <draw:line draw:style-name="gr6" draw:text-style-name="P1" draw:layer="layout" svg:x1="0.4cm" svg:y1="6.64cm" svg:x2="5.2cm" svg:y2="6.64cm">
          <text:p/>
        </draw:line>
        <draw:line draw:style-name="gr6" draw:text-style-name="P1" draw:layer="layout" svg:x1="0.4cm" svg:y1="7.592cm" svg:x2="5.2cm" svg:y2="7.592cm">
          <text:p/>
        </draw:line>
        <draw:line draw:style-name="gr6" draw:text-style-name="P1" draw:layer="layout" svg:x1="0.4cm" svg:y1="9.3cm" svg:x2="5.2cm" svg:y2="9.3cm">
          <text:p/>
        </draw:line>
        <draw:frame draw:style-name="gr7" draw:text-style-name="P6" draw:layer="layout" svg:width="2.115cm" svg:height="0.839cm" svg:x="0.566cm" svg:y="6.705cm">
          <draw:text-box>
            <text:p text:style-name="P15"><text:span text:style-name="T2">G</text:span><text:span text:style-name="T2">M</text:span><text:span text:style-name="T2">U</text:span><text:span text:style-name="T2">D</text:span></text:p>
          </draw:text-box>
        </draw:frame>
        <draw:frame draw:style-name="gr7" draw:text-style-name="P6" draw:layer="layout" svg:width="3.491cm" svg:height="0.839cm" svg:x="0.652cm" svg:y="7.631cm">
          <draw:text-box>
            <text:p text:style-name="P15"><text:span text:style-name="T2">- </text:span><text:span text:style-name="T2">A</text:span><text:span text:style-name="T2">g</text:span><text:span text:style-name="T2">e</text:span><text:span text:style-name="T2">n</text:span><text:span text:style-name="T2">d</text:span><text:span text:style-name="T2">a</text:span><text:span text:style-name="T2">d</text:span><text:span text:style-name="T2">a</text:span><text:span text:style-name="T2">s</text:span></text:p>
          </draw:text-box>
        </draw:frame>
        <draw:frame draw:style-name="gr8" draw:text-style-name="P6" draw:layer="layout" svg:width="3.347cm" svg:height="1.427cm" svg:x="0.653cm" svg:y="8.388cm">
          <draw:text-box>
            <text:p text:style-name="P15"><text:span text:style-name="T2">- </text:span><text:span text:style-name="T2">R</text:span><text:span text:style-name="T2">e</text:span><text:span text:style-name="T2">l</text:span><text:span text:style-name="T2">a</text:span><text:span text:style-name="T2">t</text:span><text:span text:style-name="T2">ó</text:span><text:span text:style-name="T2">ri</text:span><text:span text:style-name="T2">o</text:span><text:span text:style-name="T2">s</text:span></text:p>
          </draw:text-box>
        </draw:frame>
        <draw:line draw:style-name="gr6" draw:text-style-name="P1" draw:layer="layout" svg:x1="4.56cm" svg:y1="3.372cm" svg:x2="4.76cm" svg:y2="3.572cm">
          <text:p/>
        </draw:line>
        <draw:line draw:style-name="gr6" draw:text-style-name="P1" draw:layer="layout" svg:x1="4.76cm" svg:y1="3.572cm" svg:x2="4.96cm" svg:y2="3.372cm">
          <text:p/>
        </draw:line>
        <draw:line draw:style-name="gr6" draw:text-style-name="P1" draw:layer="layout" svg:x1="4.56cm" svg:y1="7.012cm" svg:x2="4.76cm" svg:y2="7.212cm">
          <text:p/>
        </draw:line>
        <draw:line draw:style-name="gr6" draw:text-style-name="P1" draw:layer="layout" svg:x1="4.76cm" svg:y1="7.212cm" svg:x2="4.96cm" svg:y2="7.012cm">
          <text:p/>
        </draw:line>
        <draw:custom-shape draw:style-name="gr14" draw:text-style-name="P1" draw:layer="layout" svg:width="21cm" svg:height="11cm" svg:x="5.912cm" svg:y="3.8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13.749cm" svg:height="1.673cm" svg:x="11.4cm" svg:y="2.4cm">
          <draw:text-box>
            <text:p text:style-name="P11"><text:span text:style-name="T5">C</text:span><text:span text:style-name="T5">a</text:span><text:span text:style-name="T5">d</text:span><text:span text:style-name="T5">a</text:span><text:span text:style-name="T5">s</text:span><text:span text:style-name="T5">t</text:span><text:span text:style-name="T5">r</text:span><text:span text:style-name="T5">o</text:span><text:span text:style-name="T5"> </text:span><text:span text:style-name="T5">d</text:span><text:span text:style-name="T5">e </text:span><text:span text:style-name="T5">Á</text:span><text:span text:style-name="T5">r</text:span><text:span text:style-name="T5">e</text:span><text:span text:style-name="T5">a</text:span><text:span text:style-name="T5">s</text:span><text:span text:style-name="T5">/</text:span><text:span text:style-name="T5">F</text:span><text:span text:style-name="T5">u</text:span><text:span text:style-name="T5">n</text:span><text:span text:style-name="T5">c</text:span><text:span text:style-name="T5">./</text:span><text:span text:style-name="T5">E</text:span><text:span text:style-name="T5">q</text:span><text:span text:style-name="T5">u</text:span><text:span text:style-name="T5">i</text:span><text:span text:style-name="T5">p</text:span><text:span text:style-name="T5">.</text:span></text:p>
          </draw:text-box>
        </draw:frame>
        <draw:line draw:style-name="gr6" draw:text-style-name="P1" draw:layer="layout" svg:x1="5.912cm" svg:y1="5cm" svg:x2="26.912cm" svg:y2="5cm">
          <text:p/>
        </draw:line>
        <draw:custom-shape draw:style-name="gr16" draw:text-style-name="P17" draw:layer="layout" svg:width="2.6cm" svg:height="0.8cm" svg:x="24cm" svg:y="4cm">
          <text:p text:style-name="P16"><text:span text:style-name="T6">+ Nov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6cm" svg:height="0.8cm" svg:x="6.2cm" svg:y="4cm">
          <text:p/>
          <draw:enhanced-geometry svg:viewBox="0 0 21600 21600" draw:type="rectangle" draw:enhanced-path="M 0 0 L 21600 0 21600 21600 0 21600 0 0 Z N"/>
        </draw:custom-shape>
        <draw:frame draw:style-name="gr7" draw:text-style-name="P19" draw:layer="layout" svg:width="5.938cm" svg:height="0.802cm" svg:x="6.2cm" svg:y="3.989cm">
          <draw:text-box>
            <text:p text:style-name="P18"><text:span text:style-name="T7">D</text:span><text:span text:style-name="T7">i</text:span><text:span text:style-name="T7">g</text:span><text:span text:style-name="T7">it</text:span><text:span text:style-name="T7">e </text:span><text:span text:style-name="T7">a</text:span><text:span text:style-name="T7">l</text:span><text:span text:style-name="T7">g</text:span><text:span text:style-name="T7">o </text:span><text:span text:style-name="T7">p</text:span><text:span text:style-name="T7">a</text:span><text:span text:style-name="T7">r</text:span><text:span text:style-name="T7">a </text:span><text:span text:style-name="T7">p</text:span><text:span text:style-name="T7">r</text:span><text:span text:style-name="T7">o</text:span><text:span text:style-name="T7">c</text:span><text:span text:style-name="T7">u</text:span><text:span text:style-name="T7">r</text:span><text:span text:style-name="T7">a</text:span><text:span text:style-name="T7">r</text:span></text:p>
          </draw:text-box>
        </draw:frame>
        <draw:frame draw:style-name="gr18" draw:text-style-name="P20" draw:layer="layout" svg:width="0.754cm" svg:height="0.755cm" svg:x="12.419cm" svg:y="4.021cm">
          <draw:image xlink:href="Pictures/10000201000003D5000003D68F2478B5E97A3090.png" xlink:type="simple" xlink:show="embed" xlink:actuate="onLoad">
            <text:p text:style-name="P8"><text:span text:style-name="T9"/></text:p>
          </draw:image>
        </draw:frame>
        <draw:custom-shape draw:style-name="gr19" draw:text-style-name="P1" draw:layer="layout" svg:width="2.4cm" svg:height="0.727cm" svg:x="21.384cm" svg:y="4.017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0.6cm" svg:height="0.6cm" svg:x="21.384cm" svg:y="4.073cm">
          <draw:image xlink:href="Pictures/1000020100000400000004008C8B303CB6406A5E.png" xlink:type="simple" xlink:show="embed" xlink:actuate="onLoad">
            <text:p/>
          </draw:image>
        </draw:frame>
        <draw:frame draw:style-name="gr7" draw:text-style-name="P21" draw:layer="layout" svg:width="1.747cm" svg:height="0.763cm" svg:x="22.037cm" svg:y="4.017cm">
          <draw:text-box>
            <text:p text:style-name="P18"><text:span text:style-name="T8">Fi</text:span><text:span text:style-name="T8">lt</text:span><text:span text:style-name="T8">r</text:span><text:span text:style-name="T8">o</text:span><text:span text:style-name="T8">s</text:span></text:p>
          </draw:text-box>
        </draw:frame>
        <draw:line draw:style-name="gr6" draw:text-style-name="P1" draw:layer="layout" svg:x1="5.912cm" svg:y1="5.692cm" svg:x2="26.912cm" svg:y2="5.692cm">
          <text:p/>
        </draw:line>
        <draw:line draw:style-name="gr6" draw:text-style-name="P1" draw:layer="layout" svg:x1="5.912cm" svg:y1="6.392cm" svg:x2="26.912cm" svg:y2="6.392cm">
          <text:p/>
        </draw:line>
        <draw:line draw:style-name="gr6" draw:text-style-name="P1" draw:layer="layout" svg:x1="5.912cm" svg:y1="7.092cm" svg:x2="26.912cm" svg:y2="7.092cm">
          <text:p/>
        </draw:line>
        <draw:line draw:style-name="gr6" draw:text-style-name="P1" draw:layer="layout" svg:x1="5.912cm" svg:y1="7.792cm" svg:x2="26.912cm" svg:y2="7.792cm">
          <text:p/>
        </draw:line>
        <draw:line draw:style-name="gr6" draw:text-style-name="P1" draw:layer="layout" svg:x1="5.912cm" svg:y1="8.492cm" svg:x2="26.912cm" svg:y2="8.492cm">
          <text:p/>
        </draw:line>
        <draw:line draw:style-name="gr6" draw:text-style-name="P1" draw:layer="layout" svg:x1="5.912cm" svg:y1="9.192cm" svg:x2="26.912cm" svg:y2="9.192cm">
          <text:p/>
        </draw:line>
        <draw:line draw:style-name="gr6" draw:text-style-name="P1" draw:layer="layout" svg:x1="5.912cm" svg:y1="9.892cm" svg:x2="26.912cm" svg:y2="9.892cm">
          <text:p/>
        </draw:line>
        <draw:line draw:style-name="gr6" draw:text-style-name="P1" draw:layer="layout" svg:x1="5.912cm" svg:y1="10.592cm" svg:x2="26.912cm" svg:y2="10.592cm">
          <text:p/>
        </draw:line>
        <draw:line draw:style-name="gr6" draw:text-style-name="P1" draw:layer="layout" svg:x1="5.912cm" svg:y1="11.292cm" svg:x2="26.912cm" svg:y2="11.292cm">
          <text:p/>
        </draw:line>
        <draw:line draw:style-name="gr6" draw:text-style-name="P1" draw:layer="layout" svg:x1="5.912cm" svg:y1="11.992cm" svg:x2="26.912cm" svg:y2="11.992cm">
          <text:p/>
        </draw:line>
        <draw:line draw:style-name="gr6" draw:text-style-name="P1" draw:layer="layout" svg:x1="5.912cm" svg:y1="12.692cm" svg:x2="26.912cm" svg:y2="12.692cm">
          <text:p/>
        </draw:line>
        <draw:line draw:style-name="gr6" draw:text-style-name="P1" draw:layer="layout" svg:x1="5.912cm" svg:y1="13.392cm" svg:x2="26.912cm" svg:y2="13.392cm">
          <text:p/>
        </draw:line>
        <draw:line draw:style-name="gr6" draw:text-style-name="P1" draw:layer="layout" svg:x1="5.912cm" svg:y1="14.092cm" svg:x2="26.912cm" svg:y2="14.092cm">
          <text:p/>
        </draw:line>
        <draw:line draw:style-name="gr20" draw:text-style-name="P1" draw:layer="layout" svg:x1="8.4cm" svg:y1="5cm" svg:x2="8.4cm" svg:y2="14.8cm">
          <text:p text:style-name="P8"/>
        </draw:line>
        <draw:line draw:style-name="gr20" draw:text-style-name="P1" draw:layer="layout" svg:x1="10.92cm" svg:y1="5cm" svg:x2="10.92cm" svg:y2="14.8cm">
          <text:p/>
        </draw:line>
        <draw:line draw:style-name="gr20" draw:text-style-name="P1" draw:layer="layout" svg:x1="13.328cm" svg:y1="5cm" svg:x2="13.328cm" svg:y2="14.8cm">
          <text:p/>
        </draw:line>
        <draw:line draw:style-name="gr20" draw:text-style-name="P1" draw:layer="layout" svg:x1="15.708cm" svg:y1="5cm" svg:x2="15.708cm" svg:y2="14.8cm">
          <text:p/>
        </draw:line>
        <draw:line draw:style-name="gr20" draw:text-style-name="P1" draw:layer="layout" svg:x1="18.172cm" svg:y1="5cm" svg:x2="18.172cm" svg:y2="14.8cm">
          <text:p/>
        </draw:line>
        <draw:line draw:style-name="gr20" draw:text-style-name="P1" draw:layer="layout" svg:x1="20.496cm" svg:y1="5cm" svg:x2="20.496cm" svg:y2="14.8cm">
          <text:p/>
        </draw:line>
        <draw:line draw:style-name="gr20" draw:text-style-name="P1" draw:layer="layout" svg:x1="22.568cm" svg:y1="5cm" svg:x2="22.568cm" svg:y2="14.8cm">
          <text:p/>
        </draw:line>
        <draw:line draw:style-name="gr20" draw:text-style-name="P1" draw:layer="layout" svg:x1="24.696cm" svg:y1="5cm" svg:x2="24.696cm" svg:y2="14.8cm">
          <text:p/>
        </draw:line>
        <draw:frame draw:style-name="gr7" draw:text-style-name="P22" draw:layer="layout" svg:width="2.204cm" svg:height="0.725cm" svg:x="6.184cm" svg:y="4.98cm">
          <draw:text-box>
            <text:p><text:span text:style-name="T9">C</text:span><text:span text:style-name="T9">ol</text:span><text:span text:style-name="T9">u</text:span><text:span text:style-name="T9">n</text:span><text:span text:style-name="T9">a </text:span><text:span text:style-name="T9">1</text:span></text:p>
          </draw:text-box>
        </draw:frame>
        <draw:frame draw:style-name="gr7" draw:text-style-name="P22" draw:layer="layout" svg:width="2.204cm" svg:height="0.725cm" svg:x="8.62cm" svg:y="4.981cm">
          <draw:text-box>
            <text:p><text:span text:style-name="T9">C</text:span><text:span text:style-name="T9">ol</text:span><text:span text:style-name="T9">u</text:span><text:span text:style-name="T9">n</text:span><text:span text:style-name="T9">a </text:span><text:span text:style-name="T9">2</text:span></text:p>
          </draw:text-box>
        </draw:frame>
        <draw:frame draw:style-name="gr7" draw:text-style-name="P22" draw:layer="layout" svg:width="2.204cm" svg:height="0.725cm" svg:x="11.028cm" svg:y="4.982cm">
          <draw:text-box>
            <text:p><text:span text:style-name="T9">C</text:span><text:span text:style-name="T9">ol</text:span><text:span text:style-name="T9">u</text:span><text:span text:style-name="T9">n</text:span><text:span text:style-name="T9">a </text:span><text:span text:style-name="T9">3</text:span></text:p>
          </draw:text-box>
        </draw:frame>
        <draw:frame draw:style-name="gr7" draw:text-style-name="P22" draw:layer="layout" svg:width="2.204cm" svg:height="0.725cm" svg:x="13.492cm" svg:y="4.983cm">
          <draw:text-box>
            <text:p><text:span text:style-name="T9">C</text:span><text:span text:style-name="T9">ol</text:span><text:span text:style-name="T9">u</text:span><text:span text:style-name="T9">n</text:span><text:span text:style-name="T9">a </text:span><text:span text:style-name="T9">4</text:span></text:p>
          </draw:text-box>
        </draw:frame>
        <draw:frame draw:style-name="gr7" draw:text-style-name="P22" draw:layer="layout" svg:width="2.204cm" svg:height="0.725cm" svg:x="15.9cm" svg:y="4.984cm">
          <draw:text-box>
            <text:p><text:span text:style-name="T9">C</text:span><text:span text:style-name="T9">ol</text:span><text:span text:style-name="T9">u</text:span><text:span text:style-name="T9">n</text:span><text:span text:style-name="T9">a </text:span><text:span text:style-name="T9">5</text:span></text:p>
          </draw:text-box>
        </draw:frame>
        <draw:frame draw:style-name="gr7" draw:text-style-name="P22" draw:layer="layout" svg:width="2.204cm" svg:height="0.725cm" svg:x="18.364cm" svg:y="4.985cm">
          <draw:text-box>
            <text:p><text:span text:style-name="T9">C</text:span><text:span text:style-name="T9">ol</text:span><text:span text:style-name="T9">u</text:span><text:span text:style-name="T9">n</text:span><text:span text:style-name="T9">a </text:span><text:span text:style-name="T9">6</text:span></text:p>
          </draw:text-box>
        </draw:frame>
        <draw:frame draw:style-name="gr7" draw:text-style-name="P22" draw:layer="layout" svg:width="2.204cm" svg:height="0.725cm" svg:x="20.492cm" svg:y="4.986cm">
          <draw:text-box>
            <text:p><text:span text:style-name="T9">C</text:span><text:span text:style-name="T9">ol</text:span><text:span text:style-name="T9">u</text:span><text:span text:style-name="T9">n</text:span><text:span text:style-name="T9">a </text:span><text:span text:style-name="T9">7</text:span></text:p>
          </draw:text-box>
        </draw:frame>
        <draw:frame draw:style-name="gr7" draw:text-style-name="P22" draw:layer="layout" svg:width="2.204cm" svg:height="0.725cm" svg:x="22.564cm" svg:y="4.987cm">
          <draw:text-box>
            <text:p><text:span text:style-name="T9">C</text:span><text:span text:style-name="T9">ol</text:span><text:span text:style-name="T9">u</text:span><text:span text:style-name="T9">n</text:span><text:span text:style-name="T9">a </text:span><text:span text:style-name="T9">8</text:span></text:p>
          </draw:text-box>
        </draw:frame>
        <draw:frame draw:style-name="gr7" draw:text-style-name="P22" draw:layer="layout" svg:width="2.204cm" svg:height="0.725cm" svg:x="24.72cm" svg:y="4.988cm">
          <draw:text-box>
            <text:p><text:span text:style-name="T9">C</text:span><text:span text:style-name="T9">ol</text:span><text:span text:style-name="T9">u</text:span><text:span text:style-name="T9">n</text:span><text:span text:style-name="T9">a </text:span><text:span text:style-name="T9">9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das" draw:style-name="dp1" draw:master-page-name="Padrão" presentation:presentation-page-layout-name="AL1T0">
        <draw:custom-shape draw:style-name="gr1" draw:text-style-name="P1" draw:layer="layout" svg:width="27.2cm" svg:height="15cm" svg:x="0.4cm" svg:y="0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7.14cm" svg:height="1.6cm" svg:x="0.46cm" svg:y="0.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108cm" svg:y1="0.888cm" svg:x2="1.908cm" svg:y2="0.888cm">
          <text:p/>
        </draw:line>
        <draw:line draw:style-name="gr3" draw:text-style-name="P1" draw:layer="layout" svg:x1="1.108cm" svg:y1="1.084cm" svg:x2="1.908cm" svg:y2="1.084cm">
          <text:p/>
        </draw:line>
        <draw:line draw:style-name="gr3" draw:text-style-name="P1" draw:layer="layout" svg:x1="1.108cm" svg:y1="1.28cm" svg:x2="1.908cm" svg:y2="1.28cm">
          <text:p/>
        </draw:line>
        <draw:frame draw:style-name="gr4" draw:text-style-name="P14" draw:layer="layout" svg:width="1.878cm" svg:height="0.962cm" svg:x="2.322cm" svg:y="0.638cm">
          <draw:text-box>
            <text:p text:style-name="P13"><text:span text:style-name="T1">T</text:span><text:span text:style-name="T1">C</text:span><text:span text:style-name="T1">M</text:span></text:p>
          </draw:text-box>
        </draw:frame>
        <draw:custom-shape draw:style-name="gr5" draw:text-style-name="P5" draw:layer="layout" svg:width="4.744cm" svg:height="13.341cm" svg:x="0.456cm" svg:y="2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0.4cm" svg:y1="3cm" svg:x2="5.2cm" svg:y2="3cm">
          <text:p/>
        </draw:line>
        <draw:line draw:style-name="gr6" draw:text-style-name="P1" draw:layer="layout" svg:x1="0.4cm" svg:y1="3.924cm" svg:x2="5.2cm" svg:y2="3.924cm">
          <text:p/>
        </draw:line>
        <draw:frame draw:style-name="gr7" draw:text-style-name="P6" draw:layer="layout" svg:width="3.106cm" svg:height="0.839cm" svg:x="0.566cm" svg:y="2.056cm">
          <draw:text-box>
            <text:p text:style-name="P15"><text:span text:style-name="T2">D</text:span><text:span text:style-name="T2">a</text:span><text:span text:style-name="T2">s</text:span><text:span text:style-name="T2">h</text:span><text:span text:style-name="T2">b</text:span><text:span text:style-name="T2">o</text:span><text:span text:style-name="T2">a</text:span><text:span text:style-name="T2">r</text:span><text:span text:style-name="T2">d</text:span></text:p>
          </draw:text-box>
        </draw:frame>
        <draw:frame draw:style-name="gr7" draw:text-style-name="P6" draw:layer="layout" svg:width="2.661cm" svg:height="0.839cm" svg:x="0.594cm" svg:y="3.037cm">
          <draw:text-box>
            <text:p text:style-name="P15"><text:span text:style-name="T2">E</text:span><text:span text:style-name="T2">s</text:span><text:span text:style-name="T2">tr</text:span><text:span text:style-name="T2">u</text:span><text:span text:style-name="T2">t</text:span><text:span text:style-name="T2">u</text:span><text:span text:style-name="T2">r</text:span><text:span text:style-name="T2">a</text:span></text:p>
          </draw:text-box>
        </draw:frame>
        <draw:frame draw:style-name="gr7" draw:text-style-name="P6" draw:layer="layout" svg:width="2.217cm" svg:height="0.839cm" svg:x="0.651cm" svg:y="4.13cm">
          <draw:text-box>
            <text:p text:style-name="P15"><text:span text:style-name="T2">- </text:span><text:span text:style-name="T2">Á</text:span><text:span text:style-name="T2">r</text:span><text:span text:style-name="T2">e</text:span><text:span text:style-name="T2">a</text:span><text:span text:style-name="T2">s</text:span></text:p>
          </draw:text-box>
        </draw:frame>
        <draw:frame draw:style-name="gr7" draw:text-style-name="P6" draw:layer="layout" svg:width="3.876cm" svg:height="0.839cm" svg:x="0.652cm" svg:y="4.919cm">
          <draw:text-box>
            <text:p text:style-name="P15"><text:span text:style-name="T2">- </text:span><text:span text:style-name="T2">F</text:span><text:span text:style-name="T2">u</text:span><text:span text:style-name="T2">n</text:span><text:span text:style-name="T2">ci</text:span><text:span text:style-name="T2">o</text:span><text:span text:style-name="T2">n</text:span><text:span text:style-name="T2">á</text:span><text:span text:style-name="T2">ri</text:span><text:span text:style-name="T2">o</text:span><text:span text:style-name="T2">s</text:span></text:p>
          </draw:text-box>
        </draw:frame>
        <draw:frame draw:style-name="gr7" draw:text-style-name="P6" draw:layer="layout" svg:width="4.227cm" svg:height="0.839cm" svg:x="0.681cm" svg:y="5.704cm">
          <draw:text-box>
            <text:p text:style-name="P15"><text:span text:style-name="T2">- </text:span><text:span text:style-name="T2">E</text:span><text:span text:style-name="T2">q</text:span><text:span text:style-name="T2">u</text:span><text:span text:style-name="T2">i</text:span><text:span text:style-name="T2">p</text:span><text:span text:style-name="T2">a</text:span><text:span text:style-name="T2">m</text:span><text:span text:style-name="T2">e</text:span><text:span text:style-name="T2">n</text:span><text:span text:style-name="T2">t</text:span><text:span text:style-name="T2">o</text:span><text:span text:style-name="T2">s</text:span></text:p>
          </draw:text-box>
        </draw:frame>
        <draw:line draw:style-name="gr6" draw:text-style-name="P1" draw:layer="layout" svg:x1="0.4cm" svg:y1="6.64cm" svg:x2="5.2cm" svg:y2="6.64cm">
          <text:p/>
        </draw:line>
        <draw:line draw:style-name="gr6" draw:text-style-name="P1" draw:layer="layout" svg:x1="0.4cm" svg:y1="7.592cm" svg:x2="5.2cm" svg:y2="7.592cm">
          <text:p/>
        </draw:line>
        <draw:line draw:style-name="gr6" draw:text-style-name="P1" draw:layer="layout" svg:x1="0.4cm" svg:y1="9.3cm" svg:x2="5.2cm" svg:y2="9.3cm">
          <text:p/>
        </draw:line>
        <draw:frame draw:style-name="gr7" draw:text-style-name="P6" draw:layer="layout" svg:width="2.115cm" svg:height="0.839cm" svg:x="0.566cm" svg:y="6.705cm">
          <draw:text-box>
            <text:p text:style-name="P15"><text:span text:style-name="T2">G</text:span><text:span text:style-name="T2">M</text:span><text:span text:style-name="T2">U</text:span><text:span text:style-name="T2">D</text:span></text:p>
          </draw:text-box>
        </draw:frame>
        <draw:frame draw:style-name="gr7" draw:text-style-name="P6" draw:layer="layout" svg:width="3.491cm" svg:height="0.839cm" svg:x="0.652cm" svg:y="7.631cm">
          <draw:text-box>
            <text:p text:style-name="P15"><text:span text:style-name="T2">- </text:span><text:span text:style-name="T2">A</text:span><text:span text:style-name="T2">g</text:span><text:span text:style-name="T2">e</text:span><text:span text:style-name="T2">n</text:span><text:span text:style-name="T2">d</text:span><text:span text:style-name="T2">a</text:span><text:span text:style-name="T2">d</text:span><text:span text:style-name="T2">a</text:span><text:span text:style-name="T2">s</text:span></text:p>
          </draw:text-box>
        </draw:frame>
        <draw:frame draw:style-name="gr8" draw:text-style-name="P6" draw:layer="layout" svg:width="3.347cm" svg:height="1.427cm" svg:x="0.653cm" svg:y="8.388cm">
          <draw:text-box>
            <text:p text:style-name="P15"><text:span text:style-name="T2">- </text:span><text:span text:style-name="T2">R</text:span><text:span text:style-name="T2">e</text:span><text:span text:style-name="T2">l</text:span><text:span text:style-name="T2">a</text:span><text:span text:style-name="T2">t</text:span><text:span text:style-name="T2">ó</text:span><text:span text:style-name="T2">ri</text:span><text:span text:style-name="T2">o</text:span><text:span text:style-name="T2">s</text:span></text:p>
          </draw:text-box>
        </draw:frame>
        <draw:line draw:style-name="gr6" draw:text-style-name="P1" draw:layer="layout" svg:x1="4.56cm" svg:y1="3.372cm" svg:x2="4.76cm" svg:y2="3.572cm">
          <text:p/>
        </draw:line>
        <draw:line draw:style-name="gr6" draw:text-style-name="P1" draw:layer="layout" svg:x1="4.76cm" svg:y1="3.572cm" svg:x2="4.96cm" svg:y2="3.372cm">
          <text:p/>
        </draw:line>
        <draw:line draw:style-name="gr6" draw:text-style-name="P1" draw:layer="layout" svg:x1="4.56cm" svg:y1="7.012cm" svg:x2="4.76cm" svg:y2="7.212cm">
          <text:p/>
        </draw:line>
        <draw:line draw:style-name="gr6" draw:text-style-name="P1" draw:layer="layout" svg:x1="4.76cm" svg:y1="7.212cm" svg:x2="4.96cm" svg:y2="7.012cm">
          <text:p/>
        </draw:line>
        <draw:custom-shape draw:style-name="gr21" draw:text-style-name="P1" draw:layer="layout" svg:width="21.6cm" svg:height="11.4cm" svg:x="5.6cm" svg:y="3.6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8.16cm" svg:height="0.962cm" svg:x="12.376cm" svg:y="2.4cm">
          <draw:text-box>
            <text:p text:style-name="P11"><text:span text:style-name="T5">C</text:span><text:span text:style-name="T5">a</text:span><text:span text:style-name="T5">l</text:span><text:span text:style-name="T5">e</text:span><text:span text:style-name="T5">n</text:span><text:span text:style-name="T5">d</text:span><text:span text:style-name="T5">á</text:span><text:span text:style-name="T5">r</text:span><text:span text:style-name="T5">i</text:span><text:span text:style-name="T5">o</text:span><text:span text:style-name="T5"> </text:span><text:span text:style-name="T5">d</text:span><text:span text:style-name="T5">e </text:span><text:span text:style-name="T5">M</text:span><text:span text:style-name="T5">u</text:span><text:span text:style-name="T5">d</text:span><text:span text:style-name="T5">a</text:span><text:span text:style-name="T5">n</text:span><text:span text:style-name="T5">ç</text:span><text:span text:style-name="T5">a</text:span><text:span text:style-name="T5">s </text:span></text:p>
          </draw:text-box>
        </draw:frame>
        <draw:line draw:style-name="gr6" draw:text-style-name="P1" draw:layer="layout" svg:x1="5.6cm" svg:y1="5cm" svg:x2="27.2cm" svg:y2="5cm">
          <text:p/>
        </draw:line>
        <draw:custom-shape draw:style-name="gr22" draw:text-style-name="P24" draw:layer="layout" svg:width="0.8cm" svg:height="1cm" svg:x="5.8cm" svg:y="3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24" draw:layer="layout" svg:width="0.8cm" svg:height="1cm" svg:x="26.2cm" svg:y="3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" draw:layer="layout" svg:width="4.296cm" svg:height="0.8cm" svg:x="10.904cm" svg:y="3.884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2.334cm" svg:height="1.673cm" svg:x="8.866cm" svg:y="3.8cm">
          <draw:text-box>
            <text:p text:style-name="P11"><text:span text:style-name="T5">M</text:span><text:span text:style-name="T5">ê</text:span><text:span text:style-name="T5">s</text:span><text:span text:style-name="T5">:</text:span></text:p>
          </draw:text-box>
        </draw:frame>
        <draw:custom-shape draw:style-name="gr25" draw:text-style-name="P1" draw:layer="layout" svg:width="2.6cm" svg:height="0.8cm" svg:x="20.4cm" svg:y="3.884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2.334cm" svg:height="1.673cm" svg:x="18.414cm" svg:y="3.801cm">
          <draw:text-box>
            <text:p text:style-name="P11"><text:span text:style-name="T5">A</text:span><text:span text:style-name="T5">n</text:span><text:span text:style-name="T5">o</text:span><text:span text:style-name="T5">:</text:span></text:p>
          </draw:text-box>
        </draw:frame>
        <draw:frame draw:style-name="gr7" draw:text-style-name="P25" draw:layer="layout" svg:width="2.945cm" svg:height="0.878cm" svg:x="11.055cm" svg:y="3.828cm">
          <draw:text-box>
            <text:p text:style-name="P18"><text:span text:style-name="T10">S</text:span><text:span text:style-name="T10">e</text:span><text:span text:style-name="T10">t</text:span><text:span text:style-name="T10">e</text:span><text:span text:style-name="T10">m</text:span><text:span text:style-name="T10">b</text:span><text:span text:style-name="T10">r</text:span><text:span text:style-name="T10">o</text:span></text:p>
          </draw:text-box>
        </draw:frame>
        <draw:line draw:style-name="gr6" draw:text-style-name="P1" draw:layer="layout" svg:x1="14.612cm" svg:y1="4.156cm" svg:x2="14.812cm" svg:y2="4.356cm">
          <text:p/>
        </draw:line>
        <draw:line draw:style-name="gr6" draw:text-style-name="P1" draw:layer="layout" svg:x1="14.812cm" svg:y1="4.356cm" svg:x2="15.012cm" svg:y2="4.156cm">
          <text:p/>
        </draw:line>
        <draw:line draw:style-name="gr6" draw:text-style-name="P1" draw:layer="layout" svg:x1="22.396cm" svg:y1="4.156cm" svg:x2="22.596cm" svg:y2="4.356cm">
          <text:p/>
        </draw:line>
        <draw:line draw:style-name="gr6" draw:text-style-name="P1" draw:layer="layout" svg:x1="22.596cm" svg:y1="4.356cm" svg:x2="22.796cm" svg:y2="4.156cm">
          <text:p/>
        </draw:line>
        <draw:frame draw:style-name="gr7" draw:text-style-name="P19" draw:layer="layout" svg:width="1.603cm" svg:height="0.802cm" svg:x="20.597cm" svg:y="3.882cm">
          <draw:text-box>
            <text:p text:style-name="P18"><text:span text:style-name="T7">2</text:span><text:span text:style-name="T7">0</text:span><text:span text:style-name="T7">1</text:span><text:span text:style-name="T7">9</text:span></text:p>
          </draw:text-box>
        </draw:frame>
        <draw:line draw:style-name="gr6" draw:text-style-name="P1" draw:layer="layout" svg:x1="8.676cm" svg:y1="5cm" svg:x2="8.676cm" svg:y2="15cm">
          <text:p/>
        </draw:line>
        <draw:line draw:style-name="gr6" draw:text-style-name="P1" draw:layer="layout" svg:x1="11.812cm" svg:y1="5cm" svg:x2="11.812cm" svg:y2="15cm">
          <text:p/>
        </draw:line>
        <draw:line draw:style-name="gr6" draw:text-style-name="P1" draw:layer="layout" svg:x1="14.92cm" svg:y1="5cm" svg:x2="14.92cm" svg:y2="15cm">
          <text:p/>
        </draw:line>
        <draw:line draw:style-name="gr6" draw:text-style-name="P1" draw:layer="layout" svg:x1="18cm" svg:y1="5cm" svg:x2="18cm" svg:y2="15cm">
          <text:p/>
        </draw:line>
        <draw:line draw:style-name="gr6" draw:text-style-name="P1" draw:layer="layout" svg:x1="20.996cm" svg:y1="5cm" svg:x2="20.996cm" svg:y2="15cm">
          <text:p/>
        </draw:line>
        <draw:line draw:style-name="gr6" draw:text-style-name="P1" draw:layer="layout" svg:x1="24.216cm" svg:y1="5cm" svg:x2="24.216cm" svg:y2="15cm">
          <text:p/>
        </draw:line>
        <draw:line draw:style-name="gr6" draw:text-style-name="P1" draw:layer="layout" svg:x1="5.6cm" svg:y1="6.916cm" svg:x2="27.2cm" svg:y2="6.916cm">
          <text:p/>
        </draw:line>
        <draw:line draw:style-name="gr6" draw:text-style-name="P1" draw:layer="layout" svg:x1="5.6cm" svg:y1="8.82cm" svg:x2="27.2cm" svg:y2="8.82cm">
          <text:p/>
        </draw:line>
        <draw:line draw:style-name="gr6" draw:text-style-name="P1" draw:layer="layout" svg:x1="5.6cm" svg:y1="10.752cm" svg:x2="27.2cm" svg:y2="10.752cm">
          <text:p/>
        </draw:line>
        <draw:line draw:style-name="gr6" draw:text-style-name="P1" draw:layer="layout" svg:x1="5.6cm" svg:y1="12.796cm" svg:x2="27.2cm" svg:y2="12.796cm">
          <text:p/>
        </draw:line>
        <draw:frame draw:style-name="gr7" draw:text-style-name="P26" draw:layer="layout" svg:width="0.697cm" svg:height="0.645cm" svg:x="6.903cm" svg:y="5.043cm">
          <draw:text-box>
            <text:p><text:span text:style-name="T11">1</text:span></text:p>
          </draw:text-box>
        </draw:frame>
        <draw:frame draw:style-name="gr7" draw:text-style-name="P26" draw:layer="layout" svg:width="0.697cm" svg:height="0.645cm" svg:x="9.732cm" svg:y="5.044cm">
          <draw:text-box>
            <text:p><text:span text:style-name="T11">2</text:span></text:p>
          </draw:text-box>
        </draw:frame>
        <draw:frame draw:style-name="gr7" draw:text-style-name="P26" draw:layer="layout" svg:width="0.697cm" svg:height="0.645cm" svg:x="12.981cm" svg:y="5.045cm">
          <draw:text-box>
            <text:p><text:span text:style-name="T11">3</text:span></text:p>
          </draw:text-box>
        </draw:frame>
        <draw:frame draw:style-name="gr7" draw:text-style-name="P26" draw:layer="layout" svg:width="0.697cm" svg:height="0.645cm" svg:x="16.006cm" svg:y="5.046cm">
          <draw:text-box>
            <text:p><text:span text:style-name="T11">4</text:span></text:p>
          </draw:text-box>
        </draw:frame>
        <draw:frame draw:style-name="gr7" draw:text-style-name="P26" draw:layer="layout" svg:width="0.697cm" svg:height="0.645cm" svg:x="19.171cm" svg:y="5.047cm">
          <draw:text-box>
            <text:p><text:span text:style-name="T11">5</text:span></text:p>
          </draw:text-box>
        </draw:frame>
        <draw:frame draw:style-name="gr7" draw:text-style-name="P26" draw:layer="layout" svg:width="0.697cm" svg:height="0.645cm" svg:x="22.168cm" svg:y="5.048cm">
          <draw:text-box>
            <text:p><text:span text:style-name="T11">6</text:span></text:p>
          </draw:text-box>
        </draw:frame>
        <draw:frame draw:style-name="gr7" draw:text-style-name="P26" draw:layer="layout" svg:width="0.697cm" svg:height="0.645cm" svg:x="25.389cm" svg:y="5.049cm">
          <draw:text-box>
            <text:p><text:span text:style-name="T11">7</text:span></text:p>
          </draw:text-box>
        </draw:frame>
        <draw:frame draw:style-name="gr7" draw:text-style-name="P26" draw:layer="layout" svg:width="0.697cm" svg:height="0.645cm" svg:x="6.904cm" svg:y="6.92cm">
          <draw:text-box>
            <text:p><text:span text:style-name="T11">8</text:span></text:p>
          </draw:text-box>
        </draw:frame>
        <draw:frame draw:style-name="gr7" draw:text-style-name="P26" draw:layer="layout" svg:width="0.697cm" svg:height="0.645cm" svg:x="9.733cm" svg:y="6.921cm">
          <draw:text-box>
            <text:p><text:span text:style-name="T11">9</text:span></text:p>
          </draw:text-box>
        </draw:frame>
        <draw:frame draw:style-name="gr7" draw:text-style-name="P26" draw:layer="layout" svg:width="0.891cm" svg:height="0.645cm" svg:x="12.982cm" svg:y="6.922cm">
          <draw:text-box>
            <text:p><text:span text:style-name="T11">10</text:span></text:p>
          </draw:text-box>
        </draw:frame>
        <draw:frame draw:style-name="gr7" draw:text-style-name="P26" draw:layer="layout" svg:width="0.866cm" svg:height="0.645cm" svg:x="16.007cm" svg:y="6.923cm">
          <draw:text-box>
            <text:p><text:span text:style-name="T11">11</text:span></text:p>
          </draw:text-box>
        </draw:frame>
        <draw:frame draw:style-name="gr7" draw:text-style-name="P26" draw:layer="layout" svg:width="0.891cm" svg:height="0.645cm" svg:x="19.172cm" svg:y="6.924cm">
          <draw:text-box>
            <text:p><text:span text:style-name="T11">12</text:span></text:p>
          </draw:text-box>
        </draw:frame>
        <draw:frame draw:style-name="gr7" draw:text-style-name="P26" draw:layer="layout" svg:width="0.891cm" svg:height="0.645cm" svg:x="22.169cm" svg:y="6.925cm">
          <draw:text-box>
            <text:p><text:span text:style-name="T11">13</text:span></text:p>
          </draw:text-box>
        </draw:frame>
        <draw:frame draw:style-name="gr7" draw:text-style-name="P26" draw:layer="layout" svg:width="0.891cm" svg:height="0.645cm" svg:x="25.39cm" svg:y="6.926cm">
          <draw:text-box>
            <text:p><text:span text:style-name="T11">14</text:span></text:p>
          </draw:text-box>
        </draw:frame>
        <draw:frame draw:style-name="gr7" draw:text-style-name="P26" draw:layer="layout" svg:width="0.891cm" svg:height="0.645cm" svg:x="6.905cm" svg:y="8.797cm">
          <draw:text-box>
            <text:p><text:span text:style-name="T11">15</text:span></text:p>
          </draw:text-box>
        </draw:frame>
        <draw:frame draw:style-name="gr7" draw:text-style-name="P26" draw:layer="layout" svg:width="0.891cm" svg:height="0.645cm" svg:x="9.734cm" svg:y="8.798cm">
          <draw:text-box>
            <text:p><text:span text:style-name="T11">16</text:span></text:p>
          </draw:text-box>
        </draw:frame>
        <draw:frame draw:style-name="gr7" draw:text-style-name="P26" draw:layer="layout" svg:width="0.891cm" svg:height="0.645cm" svg:x="12.983cm" svg:y="8.799cm">
          <draw:text-box>
            <text:p><text:span text:style-name="T11">17</text:span></text:p>
          </draw:text-box>
        </draw:frame>
        <draw:frame draw:style-name="gr7" draw:text-style-name="P26" draw:layer="layout" svg:width="0.891cm" svg:height="0.645cm" svg:x="16.008cm" svg:y="8.8cm">
          <draw:text-box>
            <text:p><text:span text:style-name="T11">18</text:span></text:p>
          </draw:text-box>
        </draw:frame>
        <draw:frame draw:style-name="gr7" draw:text-style-name="P26" draw:layer="layout" svg:width="0.891cm" svg:height="0.645cm" svg:x="19.173cm" svg:y="8.801cm">
          <draw:text-box>
            <text:p><text:span text:style-name="T11">19</text:span></text:p>
          </draw:text-box>
        </draw:frame>
        <draw:frame draw:style-name="gr7" draw:text-style-name="P26" draw:layer="layout" svg:width="0.891cm" svg:height="0.645cm" svg:x="22.17cm" svg:y="8.802cm">
          <draw:text-box>
            <text:p><text:span text:style-name="T11">20</text:span></text:p>
          </draw:text-box>
        </draw:frame>
        <draw:frame draw:style-name="gr7" draw:text-style-name="P26" draw:layer="layout" svg:width="0.891cm" svg:height="0.645cm" svg:x="25.391cm" svg:y="8.803cm">
          <draw:text-box>
            <text:p><text:span text:style-name="T11">21</text:span></text:p>
          </draw:text-box>
        </draw:frame>
        <draw:frame draw:style-name="gr7" draw:text-style-name="P26" draw:layer="layout" svg:width="0.891cm" svg:height="0.645cm" svg:x="6.906cm" svg:y="10.786cm">
          <draw:text-box>
            <text:p><text:span text:style-name="T11">22</text:span></text:p>
          </draw:text-box>
        </draw:frame>
        <draw:frame draw:style-name="gr7" draw:text-style-name="P26" draw:layer="layout" svg:width="0.891cm" svg:height="0.645cm" svg:x="9.735cm" svg:y="10.787cm">
          <draw:text-box>
            <text:p><text:span text:style-name="T11">23</text:span></text:p>
          </draw:text-box>
        </draw:frame>
        <draw:frame draw:style-name="gr7" draw:text-style-name="P26" draw:layer="layout" svg:width="0.891cm" svg:height="0.645cm" svg:x="12.984cm" svg:y="10.788cm">
          <draw:text-box>
            <text:p><text:span text:style-name="T11">24</text:span></text:p>
          </draw:text-box>
        </draw:frame>
        <draw:frame draw:style-name="gr7" draw:text-style-name="P26" draw:layer="layout" svg:width="0.891cm" svg:height="0.645cm" svg:x="16.009cm" svg:y="10.789cm">
          <draw:text-box>
            <text:p><text:span text:style-name="T11">25</text:span></text:p>
          </draw:text-box>
        </draw:frame>
        <draw:frame draw:style-name="gr7" draw:text-style-name="P26" draw:layer="layout" svg:width="0.891cm" svg:height="0.645cm" svg:x="19.174cm" svg:y="10.79cm">
          <draw:text-box>
            <text:p><text:span text:style-name="T11">26</text:span></text:p>
          </draw:text-box>
        </draw:frame>
        <draw:frame draw:style-name="gr7" draw:text-style-name="P26" draw:layer="layout" svg:width="0.891cm" svg:height="0.645cm" svg:x="22.171cm" svg:y="10.791cm">
          <draw:text-box>
            <text:p><text:span text:style-name="T11">27</text:span></text:p>
          </draw:text-box>
        </draw:frame>
        <draw:frame draw:style-name="gr7" draw:text-style-name="P26" draw:layer="layout" svg:width="0.891cm" svg:height="0.645cm" svg:x="25.392cm" svg:y="10.792cm">
          <draw:text-box>
            <text:p><text:span text:style-name="T11">28</text:span></text:p>
          </draw:text-box>
        </draw:frame>
        <draw:frame draw:style-name="gr7" draw:text-style-name="P26" draw:layer="layout" svg:width="0.891cm" svg:height="0.645cm" svg:x="6.907cm" svg:y="12.775cm">
          <draw:text-box>
            <text:p><text:span text:style-name="T11">29</text:span></text:p>
          </draw:text-box>
        </draw:frame>
        <draw:frame draw:style-name="gr7" draw:text-style-name="P26" draw:layer="layout" svg:width="0.891cm" svg:height="0.645cm" svg:x="9.736cm" svg:y="12.776cm">
          <draw:text-box>
            <text:p><text:span text:style-name="T11">30</text:span></text:p>
          </draw:text-box>
        </draw:frame>
        <draw:frame draw:style-name="gr7" draw:text-style-name="P26" draw:layer="layout" svg:width="0.697cm" svg:height="0.645cm" svg:x="12.985cm" svg:y="12.777cm">
          <draw:text-box>
            <text:p><text:span text:style-name="T11">1</text:span></text:p>
          </draw:text-box>
        </draw:frame>
        <draw:frame draw:style-name="gr7" draw:text-style-name="P26" draw:layer="layout" svg:width="0.697cm" svg:height="0.645cm" svg:x="16.01cm" svg:y="12.778cm">
          <draw:text-box>
            <text:p><text:span text:style-name="T11">2</text:span></text:p>
          </draw:text-box>
        </draw:frame>
        <draw:frame draw:style-name="gr7" draw:text-style-name="P26" draw:layer="layout" svg:width="0.697cm" svg:height="0.645cm" svg:x="19.175cm" svg:y="12.779cm">
          <draw:text-box>
            <text:p><text:span text:style-name="T11">3</text:span></text:p>
          </draw:text-box>
        </draw:frame>
        <draw:frame draw:style-name="gr7" draw:text-style-name="P26" draw:layer="layout" svg:width="0.697cm" svg:height="0.645cm" svg:x="22.172cm" svg:y="12.78cm">
          <draw:text-box>
            <text:p><text:span text:style-name="T11">4</text:span></text:p>
          </draw:text-box>
        </draw:frame>
        <draw:frame draw:style-name="gr7" draw:text-style-name="P26" draw:layer="layout" svg:width="0.697cm" svg:height="0.645cm" svg:x="25.393cm" svg:y="12.781cm">
          <draw:text-box>
            <text:p><text:span text:style-name="T11">5</text:span></text:p>
          </draw:text-box>
        </draw:frame>
        <draw:custom-shape draw:style-name="gr26" draw:text-style-name="P1" draw:layer="layout" svg:width="2.4cm" svg:height="0.6cm" svg:x="12.172cm" svg:y="13.656cm">
          <text:p/>
          <draw:enhanced-geometry svg:viewBox="0 0 21600 21600" draw:type="rectangle" draw:enhanced-path="M 0 0 L 21600 0 21600 21600 0 21600 0 0 Z N"/>
        </draw:custom-shape>
        <draw:frame draw:style-name="gr7" draw:text-style-name="P27" draw:layer="layout" svg:width="1.692cm" svg:height="0.683cm" svg:x="12.052cm" svg:y="13.629cm">
          <draw:text-box>
            <text:p><text:span text:style-name="T12">#</text:span><text:span text:style-name="T12">M</text:span><text:span text:style-name="T12">0</text:span><text:span text:style-name="T12">0</text:span><text:span text:style-name="T12">1</text:span></text:p>
          </draw:text-box>
        </draw:frame>
        <draw:frame draw:style-name="gr18" draw:text-style-name="P20" draw:layer="layout" svg:width="0.35cm" svg:height="0.35cm" svg:x="14.116cm" svg:y="13.811cm">
          <draw:image xlink:href="Pictures/10000201000003D5000003D68F2478B5E97A3090.png" xlink:type="simple" xlink:show="embed" xlink:actuate="onLoad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latórios" draw:style-name="dp1" draw:master-page-name="Padrão" presentation:presentation-page-layout-name="AL1T0">
        <draw:custom-shape draw:style-name="gr1" draw:text-style-name="P1" draw:layer="layout" svg:width="27.2cm" svg:height="15cm" svg:x="0.4cm" svg:y="0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7.14cm" svg:height="1.6cm" svg:x="0.46cm" svg:y="0.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108cm" svg:y1="0.888cm" svg:x2="1.908cm" svg:y2="0.888cm">
          <text:p/>
        </draw:line>
        <draw:line draw:style-name="gr3" draw:text-style-name="P1" draw:layer="layout" svg:x1="1.108cm" svg:y1="1.084cm" svg:x2="1.908cm" svg:y2="1.084cm">
          <text:p/>
        </draw:line>
        <draw:line draw:style-name="gr3" draw:text-style-name="P1" draw:layer="layout" svg:x1="1.108cm" svg:y1="1.28cm" svg:x2="1.908cm" svg:y2="1.28cm">
          <text:p/>
        </draw:line>
        <draw:frame draw:style-name="gr4" draw:text-style-name="P14" draw:layer="layout" svg:width="1.878cm" svg:height="0.962cm" svg:x="2.322cm" svg:y="0.638cm">
          <draw:text-box>
            <text:p text:style-name="P13"><text:span text:style-name="T1">T</text:span><text:span text:style-name="T1">C</text:span><text:span text:style-name="T1">M</text:span></text:p>
          </draw:text-box>
        </draw:frame>
        <draw:custom-shape draw:style-name="gr5" draw:text-style-name="P5" draw:layer="layout" svg:width="4.744cm" svg:height="13.341cm" svg:x="0.456cm" svg:y="2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0.4cm" svg:y1="3cm" svg:x2="5.2cm" svg:y2="3cm">
          <text:p/>
        </draw:line>
        <draw:line draw:style-name="gr6" draw:text-style-name="P1" draw:layer="layout" svg:x1="0.4cm" svg:y1="3.924cm" svg:x2="5.2cm" svg:y2="3.924cm">
          <text:p/>
        </draw:line>
        <draw:frame draw:style-name="gr7" draw:text-style-name="P6" draw:layer="layout" svg:width="3.106cm" svg:height="0.839cm" svg:x="0.566cm" svg:y="2.056cm">
          <draw:text-box>
            <text:p text:style-name="P15"><text:span text:style-name="T2">D</text:span><text:span text:style-name="T2">a</text:span><text:span text:style-name="T2">s</text:span><text:span text:style-name="T2">h</text:span><text:span text:style-name="T2">b</text:span><text:span text:style-name="T2">o</text:span><text:span text:style-name="T2">a</text:span><text:span text:style-name="T2">r</text:span><text:span text:style-name="T2">d</text:span></text:p>
          </draw:text-box>
        </draw:frame>
        <draw:frame draw:style-name="gr7" draw:text-style-name="P6" draw:layer="layout" svg:width="2.661cm" svg:height="0.839cm" svg:x="0.594cm" svg:y="3.037cm">
          <draw:text-box>
            <text:p text:style-name="P15"><text:span text:style-name="T2">E</text:span><text:span text:style-name="T2">s</text:span><text:span text:style-name="T2">tr</text:span><text:span text:style-name="T2">u</text:span><text:span text:style-name="T2">t</text:span><text:span text:style-name="T2">u</text:span><text:span text:style-name="T2">r</text:span><text:span text:style-name="T2">a</text:span></text:p>
          </draw:text-box>
        </draw:frame>
        <draw:frame draw:style-name="gr7" draw:text-style-name="P6" draw:layer="layout" svg:width="2.217cm" svg:height="0.839cm" svg:x="0.651cm" svg:y="4.13cm">
          <draw:text-box>
            <text:p text:style-name="P15"><text:span text:style-name="T2">- </text:span><text:span text:style-name="T2">Á</text:span><text:span text:style-name="T2">r</text:span><text:span text:style-name="T2">e</text:span><text:span text:style-name="T2">a</text:span><text:span text:style-name="T2">s</text:span></text:p>
          </draw:text-box>
        </draw:frame>
        <draw:frame draw:style-name="gr7" draw:text-style-name="P6" draw:layer="layout" svg:width="3.876cm" svg:height="0.839cm" svg:x="0.652cm" svg:y="4.919cm">
          <draw:text-box>
            <text:p text:style-name="P15"><text:span text:style-name="T2">- </text:span><text:span text:style-name="T2">F</text:span><text:span text:style-name="T2">u</text:span><text:span text:style-name="T2">n</text:span><text:span text:style-name="T2">c</text:span><text:span text:style-name="T2">i</text:span><text:span text:style-name="T2">o</text:span><text:span text:style-name="T2">n</text:span><text:span text:style-name="T2">á</text:span><text:span text:style-name="T2">r</text:span><text:span text:style-name="T2">i</text:span><text:span text:style-name="T2">o</text:span><text:span text:style-name="T2">s</text:span></text:p>
          </draw:text-box>
        </draw:frame>
        <draw:frame draw:style-name="gr7" draw:text-style-name="P6" draw:layer="layout" svg:width="4.227cm" svg:height="0.839cm" svg:x="0.681cm" svg:y="5.704cm">
          <draw:text-box>
            <text:p text:style-name="P15"><text:span text:style-name="T2">- </text:span><text:span text:style-name="T2">E</text:span><text:span text:style-name="T2">q</text:span><text:span text:style-name="T2">u</text:span><text:span text:style-name="T2">i</text:span><text:span text:style-name="T2">p</text:span><text:span text:style-name="T2">a</text:span><text:span text:style-name="T2">m</text:span><text:span text:style-name="T2">e</text:span><text:span text:style-name="T2">n</text:span><text:span text:style-name="T2">t</text:span><text:span text:style-name="T2">o</text:span><text:span text:style-name="T2">s</text:span></text:p>
          </draw:text-box>
        </draw:frame>
        <draw:line draw:style-name="gr6" draw:text-style-name="P1" draw:layer="layout" svg:x1="0.4cm" svg:y1="6.64cm" svg:x2="5.2cm" svg:y2="6.64cm">
          <text:p/>
        </draw:line>
        <draw:line draw:style-name="gr6" draw:text-style-name="P1" draw:layer="layout" svg:x1="0.4cm" svg:y1="7.592cm" svg:x2="5.2cm" svg:y2="7.592cm">
          <text:p/>
        </draw:line>
        <draw:line draw:style-name="gr6" draw:text-style-name="P1" draw:layer="layout" svg:x1="0.4cm" svg:y1="9.3cm" svg:x2="5.2cm" svg:y2="9.3cm">
          <text:p/>
        </draw:line>
        <draw:frame draw:style-name="gr7" draw:text-style-name="P6" draw:layer="layout" svg:width="2.115cm" svg:height="0.839cm" svg:x="0.566cm" svg:y="6.705cm">
          <draw:text-box>
            <text:p text:style-name="P15"><text:span text:style-name="T2">G</text:span><text:span text:style-name="T2">M</text:span><text:span text:style-name="T2">U</text:span><text:span text:style-name="T2">D</text:span></text:p>
          </draw:text-box>
        </draw:frame>
        <draw:frame draw:style-name="gr7" draw:text-style-name="P6" draw:layer="layout" svg:width="3.491cm" svg:height="0.839cm" svg:x="0.652cm" svg:y="7.631cm">
          <draw:text-box>
            <text:p text:style-name="P15"><text:span text:style-name="T2">- </text:span><text:span text:style-name="T2">A</text:span><text:span text:style-name="T2">g</text:span><text:span text:style-name="T2">e</text:span><text:span text:style-name="T2">n</text:span><text:span text:style-name="T2">d</text:span><text:span text:style-name="T2">a</text:span><text:span text:style-name="T2">d</text:span><text:span text:style-name="T2">a</text:span><text:span text:style-name="T2">s</text:span></text:p>
          </draw:text-box>
        </draw:frame>
        <draw:frame draw:style-name="gr8" draw:text-style-name="P6" draw:layer="layout" svg:width="3.347cm" svg:height="1.427cm" svg:x="0.653cm" svg:y="8.388cm">
          <draw:text-box>
            <text:p text:style-name="P15"><text:span text:style-name="T2">- </text:span><text:span text:style-name="T2">R</text:span><text:span text:style-name="T2">e</text:span><text:span text:style-name="T2">l</text:span><text:span text:style-name="T2">a</text:span><text:span text:style-name="T2">t</text:span><text:span text:style-name="T2">ó</text:span><text:span text:style-name="T2">r</text:span><text:span text:style-name="T2">i</text:span><text:span text:style-name="T2">o</text:span><text:span text:style-name="T2">s</text:span></text:p>
          </draw:text-box>
        </draw:frame>
        <draw:line draw:style-name="gr6" draw:text-style-name="P1" draw:layer="layout" svg:x1="4.56cm" svg:y1="3.372cm" svg:x2="4.76cm" svg:y2="3.572cm">
          <text:p/>
        </draw:line>
        <draw:line draw:style-name="gr6" draw:text-style-name="P1" draw:layer="layout" svg:x1="4.76cm" svg:y1="3.572cm" svg:x2="4.96cm" svg:y2="3.372cm">
          <text:p/>
        </draw:line>
        <draw:line draw:style-name="gr6" draw:text-style-name="P1" draw:layer="layout" svg:x1="4.56cm" svg:y1="7.012cm" svg:x2="4.76cm" svg:y2="7.212cm">
          <text:p/>
        </draw:line>
        <draw:line draw:style-name="gr6" draw:text-style-name="P1" draw:layer="layout" svg:x1="4.76cm" svg:y1="7.212cm" svg:x2="4.96cm" svg:y2="7.012cm">
          <text:p/>
        </draw:line>
        <draw:custom-shape draw:style-name="gr27" draw:text-style-name="P1" draw:layer="layout" svg:width="21.6cm" svg:height="11.2cm" svg:x="5.6cm" svg:y="3.8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7.453cm" svg:height="0.962cm" svg:x="12.692cm" svg:y="2.382cm">
          <draw:text-box>
            <text:p text:style-name="P11"><text:span text:style-name="T5">Relatório de Mudanças</text:span></text:p>
          </draw:text-box>
        </draw:frame>
        <draw:line draw:style-name="gr6" draw:text-style-name="P1" draw:layer="layout" svg:x1="5.6cm" svg:y1="5.2cm" svg:x2="27.2cm" svg:y2="5.2cm">
          <text:p/>
        </draw:line>
        <draw:frame draw:style-name="gr15" draw:text-style-name="P28" draw:layer="layout" svg:width="3cm" svg:height="1.673cm" svg:x="6cm" svg:y="4.028cm">
          <draw:text-box>
            <text:p><text:span text:style-name="T13">Período:</text:span></text:p>
          </draw:text-box>
        </draw:frame>
        <draw:custom-shape draw:style-name="gr28" draw:text-style-name="P17" draw:layer="layout" svg:width="3.4cm" svg:height="1cm" svg:x="23.6cm" svg:y="4cm">
          <text:p text:style-name="P8"><text:span text:style-name="T14">C</text:span><text:span text:style-name="T14">o</text:span><text:span text:style-name="T14">n</text:span><text:span text:style-name="T14">s</text:span><text:span text:style-name="T14">u</text:span><text:span text:style-name="T14">l</text:span><text:span text:style-name="T14">t</text:span><text:span text:style-name="T14">a</text:span><text:span text:style-name="T14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3.4cm" svg:height="0.772cm" svg:x="8.6cm" svg:y="4.084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684cm" svg:y1="4.084cm" svg:x2="9.484cm" svg:y2="4.856cm">
          <text:p/>
        </draw:line>
        <draw:line draw:style-name="gr6" draw:text-style-name="P1" draw:layer="layout" svg:x1="10.636cm" svg:y1="4.084cm" svg:x2="10.436cm" svg:y2="4.856cm">
          <text:p/>
        </draw:line>
        <draw:custom-shape draw:style-name="gr29" draw:text-style-name="P1" draw:layer="layout" svg:width="3.4cm" svg:height="0.772cm" svg:x="13.808cm" svg:y="4.084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4.892cm" svg:y1="4.084cm" svg:x2="14.692cm" svg:y2="4.856cm">
          <text:p/>
        </draw:line>
        <draw:line draw:style-name="gr6" draw:text-style-name="P1" draw:layer="layout" svg:x1="15.844cm" svg:y1="4.084cm" svg:x2="15.644cm" svg:y2="4.856cm">
          <text:p/>
        </draw:line>
        <draw:line draw:style-name="gr6" draw:text-style-name="P1" draw:layer="layout" svg:x1="12.54cm" svg:y1="4.484cm" svg:x2="13.312cm" svg:y2="4.484cm">
          <text:p/>
        </draw:line>
        <draw:line draw:style-name="gr6" draw:text-style-name="P1" draw:layer="layout" svg:x1="5.6cm" svg:y1="5.9cm" svg:x2="27.2cm" svg:y2="5.9cm">
          <text:p/>
        </draw:line>
        <draw:line draw:style-name="gr6" draw:text-style-name="P1" draw:layer="layout" svg:x1="5.6cm" svg:y1="6.6cm" svg:x2="27.2cm" svg:y2="6.6cm">
          <text:p/>
        </draw:line>
        <draw:line draw:style-name="gr6" draw:text-style-name="P1" draw:layer="layout" svg:x1="5.6cm" svg:y1="7.3cm" svg:x2="27.2cm" svg:y2="7.3cm">
          <text:p/>
        </draw:line>
        <draw:line draw:style-name="gr6" draw:text-style-name="P1" draw:layer="layout" svg:x1="5.6cm" svg:y1="8cm" svg:x2="27.2cm" svg:y2="8cm">
          <text:p/>
        </draw:line>
        <draw:line draw:style-name="gr6" draw:text-style-name="P1" draw:layer="layout" svg:x1="5.6cm" svg:y1="8.7cm" svg:x2="27.2cm" svg:y2="8.7cm">
          <text:p/>
        </draw:line>
        <draw:line draw:style-name="gr6" draw:text-style-name="P1" draw:layer="layout" svg:x1="5.6cm" svg:y1="9.4cm" svg:x2="27.2cm" svg:y2="9.4cm">
          <text:p/>
        </draw:line>
        <draw:line draw:style-name="gr6" draw:text-style-name="P1" draw:layer="layout" svg:x1="5.6cm" svg:y1="10.1cm" svg:x2="27.2cm" svg:y2="10.1cm">
          <text:p/>
        </draw:line>
        <draw:line draw:style-name="gr6" draw:text-style-name="P1" draw:layer="layout" svg:x1="5.6cm" svg:y1="10.8cm" svg:x2="27.2cm" svg:y2="10.8cm">
          <text:p/>
        </draw:line>
        <draw:line draw:style-name="gr6" draw:text-style-name="P1" draw:layer="layout" svg:x1="5.6cm" svg:y1="11.5cm" svg:x2="27.2cm" svg:y2="11.5cm">
          <text:p/>
        </draw:line>
        <draw:line draw:style-name="gr6" draw:text-style-name="P1" draw:layer="layout" svg:x1="5.6cm" svg:y1="12.2cm" svg:x2="27.2cm" svg:y2="12.2cm">
          <text:p/>
        </draw:line>
        <draw:line draw:style-name="gr6" draw:text-style-name="P1" draw:layer="layout" svg:x1="5.6cm" svg:y1="12.9cm" svg:x2="27.2cm" svg:y2="12.9cm">
          <text:p/>
        </draw:line>
        <draw:custom-shape draw:style-name="gr30" draw:text-style-name="P17" draw:layer="layout" svg:width="4.4cm" svg:height="0.8cm" svg:x="14.372cm" svg:y="13.568cm">
          <text:p text:style-name="P16"><text:span text:style-name="T6">Gerar PDF</text:span></text:p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0.5cm" svg:height="0.5cm" svg:x="26.512cm" svg:y="12.299cm">
          <draw:image xlink:href="Pictures/10000201000003D5000003D68F2478B5E97A3090.png" xlink:type="simple" xlink:show="embed" xlink:actuate="onLoad">
            <text:p/>
          </draw:image>
        </draw:frame>
        <draw:frame draw:style-name="gr18" draw:text-style-name="P20" draw:layer="layout" svg:width="0.5cm" svg:height="0.5cm" svg:x="26.512cm" svg:y="11.599cm">
          <draw:image xlink:href="Pictures/10000201000003D5000003D68F2478B5E97A3090.png" xlink:type="simple" xlink:show="embed" xlink:actuate="onLoad">
            <text:p/>
          </draw:image>
        </draw:frame>
        <draw:frame draw:style-name="gr18" draw:text-style-name="P20" draw:layer="layout" svg:width="0.5cm" svg:height="0.5cm" svg:x="26.512cm" svg:y="10.927cm">
          <draw:image xlink:href="Pictures/10000201000003D5000003D68F2478B5E97A3090.png" xlink:type="simple" xlink:show="embed" xlink:actuate="onLoad">
            <text:p/>
          </draw:image>
        </draw:frame>
        <draw:frame draw:style-name="gr18" draw:text-style-name="P20" draw:layer="layout" svg:width="0.5cm" svg:height="0.5cm" svg:x="26.512cm" svg:y="10.199cm">
          <draw:image xlink:href="Pictures/10000201000003D5000003D68F2478B5E97A3090.png" xlink:type="simple" xlink:show="embed" xlink:actuate="onLoad">
            <text:p/>
          </draw:image>
        </draw:frame>
        <draw:frame draw:style-name="gr18" draw:text-style-name="P20" draw:layer="layout" svg:width="0.5cm" svg:height="0.5cm" svg:x="26.512cm" svg:y="9.499cm">
          <draw:image xlink:href="Pictures/10000201000003D5000003D68F2478B5E97A3090.png" xlink:type="simple" xlink:show="embed" xlink:actuate="onLoad">
            <text:p/>
          </draw:image>
        </draw:frame>
        <draw:frame draw:style-name="gr18" draw:text-style-name="P20" draw:layer="layout" svg:width="0.5cm" svg:height="0.5cm" svg:x="26.512cm" svg:y="8.799cm">
          <draw:image xlink:href="Pictures/10000201000003D5000003D68F2478B5E97A3090.png" xlink:type="simple" xlink:show="embed" xlink:actuate="onLoad">
            <text:p/>
          </draw:image>
        </draw:frame>
        <draw:frame draw:style-name="gr18" draw:text-style-name="P20" draw:layer="layout" svg:width="0.5cm" svg:height="0.5cm" svg:x="26.512cm" svg:y="8.099cm">
          <draw:image xlink:href="Pictures/10000201000003D5000003D68F2478B5E97A3090.png" xlink:type="simple" xlink:show="embed" xlink:actuate="onLoad">
            <text:p/>
          </draw:image>
        </draw:frame>
        <draw:frame draw:style-name="gr18" draw:text-style-name="P20" draw:layer="layout" svg:width="0.5cm" svg:height="0.5cm" svg:x="26.512cm" svg:y="7.427cm">
          <draw:image xlink:href="Pictures/10000201000003D5000003D68F2478B5E97A3090.png" xlink:type="simple" xlink:show="embed" xlink:actuate="onLoad">
            <text:p/>
          </draw:image>
        </draw:frame>
        <draw:frame draw:style-name="gr18" draw:text-style-name="P20" draw:layer="layout" svg:width="0.5cm" svg:height="0.5cm" svg:x="26.512cm" svg:y="6.699cm">
          <draw:image xlink:href="Pictures/10000201000003D5000003D68F2478B5E97A3090.png" xlink:type="simple" xlink:show="embed" xlink:actuate="onLoad">
            <text:p/>
          </draw:image>
        </draw:frame>
        <draw:frame draw:style-name="gr18" draw:text-style-name="P20" draw:layer="layout" svg:width="0.5cm" svg:height="0.5cm" svg:x="26.512cm" svg:y="5.999cm">
          <draw:image xlink:href="Pictures/10000201000003D5000003D68F2478B5E97A3090.png" xlink:type="simple" xlink:show="embed" xlink:actuate="onLoad">
            <text:p/>
          </draw:image>
        </draw:frame>
        <draw:line draw:style-name="gr6" draw:text-style-name="P1" draw:layer="layout" svg:x1="26.2cm" svg:y1="5.2cm" svg:x2="26.2cm" svg:y2="12.9cm">
          <text:p/>
        </draw:line>
        <draw:line draw:style-name="gr6" draw:text-style-name="P1" draw:layer="layout" svg:x1="21.692cm" svg:y1="5.2cm" svg:x2="21.692cm" svg:y2="12.9cm">
          <text:p/>
        </draw:line>
        <draw:line draw:style-name="gr6" draw:text-style-name="P1" draw:layer="layout" svg:x1="17.352cm" svg:y1="5.2cm" svg:x2="17.352cm" svg:y2="12.9cm">
          <text:p/>
        </draw:line>
        <draw:line draw:style-name="gr6" draw:text-style-name="P1" draw:layer="layout" svg:x1="13.18cm" svg:y1="5.2cm" svg:x2="13.18cm" svg:y2="12.9cm">
          <text:p/>
        </draw:line>
        <draw:line draw:style-name="gr6" draw:text-style-name="P1" draw:layer="layout" svg:x1="9.204cm" svg:y1="5.2cm" svg:x2="9.204cm" svg:y2="12.9cm">
          <text:p/>
        </draw:line>
        <draw:frame draw:style-name="gr7" draw:text-style-name="P28" draw:layer="layout" svg:width="2.631cm" svg:height="0.839cm" svg:x="6.252cm" svg:y="5.148cm">
          <draw:text-box>
            <text:p><text:span text:style-name="T2">C</text:span><text:span text:style-name="T2">o</text:span><text:span text:style-name="T2">l</text:span><text:span text:style-name="T2">u</text:span><text:span text:style-name="T2">n</text:span><text:span text:style-name="T2">a</text:span><text:span text:style-name="T2"> </text:span><text:span text:style-name="T2">1</text:span></text:p>
          </draw:text-box>
        </draw:frame>
        <draw:frame draw:style-name="gr7" draw:text-style-name="P28" draw:layer="layout" svg:width="2.631cm" svg:height="0.839cm" svg:x="9.837cm" svg:y="5.149cm">
          <draw:text-box>
            <text:p><text:span text:style-name="T2">C</text:span><text:span text:style-name="T2">o</text:span><text:span text:style-name="T2">l</text:span><text:span text:style-name="T2">u</text:span><text:span text:style-name="T2">n</text:span><text:span text:style-name="T2">a </text:span><text:span text:style-name="T2">2</text:span></text:p>
          </draw:text-box>
        </draw:frame>
        <draw:frame draw:style-name="gr7" draw:text-style-name="P28" draw:layer="layout" svg:width="2.631cm" svg:height="0.839cm" svg:x="14.01cm" svg:y="5.15cm">
          <draw:text-box>
            <text:p><text:span text:style-name="T2">C</text:span><text:span text:style-name="T2">o</text:span><text:span text:style-name="T2">l</text:span><text:span text:style-name="T2">u</text:span><text:span text:style-name="T2">n</text:span><text:span text:style-name="T2">a </text:span><text:span text:style-name="T2">3</text:span></text:p>
          </draw:text-box>
        </draw:frame>
        <draw:frame draw:style-name="gr7" draw:text-style-name="P28" draw:layer="layout" svg:width="2.631cm" svg:height="0.839cm" svg:x="18.267cm" svg:y="5.151cm">
          <draw:text-box>
            <text:p><text:span text:style-name="T2">C</text:span><text:span text:style-name="T2">o</text:span><text:span text:style-name="T2">l</text:span><text:span text:style-name="T2">u</text:span><text:span text:style-name="T2">n</text:span><text:span text:style-name="T2">a </text:span><text:span text:style-name="T2">4</text:span></text:p>
          </draw:text-box>
        </draw:frame>
        <draw:frame draw:style-name="gr7" draw:text-style-name="P28" draw:layer="layout" svg:width="2.631cm" svg:height="0.839cm" svg:x="22.776cm" svg:y="5.152cm">
          <draw:text-box>
            <text:p><text:span text:style-name="T2">C</text:span><text:span text:style-name="T2">o</text:span><text:span text:style-name="T2">l</text:span><text:span text:style-name="T2">u</text:span><text:span text:style-name="T2">n</text:span><text:span text:style-name="T2">a </text:span><text:span text:style-name="T2">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21409a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9T16:56:17.394573137</meta:creation-date>
    <dc:date>2019-09-29T19:52:14.630517585</dc:date>
    <meta:editing-duration>PT9M12S</meta:editing-duration>
    <meta:editing-cycles>1</meta:editing-cycles>
    <meta:document-statistic meta:object-count="313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677cm" svg:height="4.04cm" xlink:href="." xlink:type="simple" chart:class="chart:bar" chart:style-name="ch1">
        <chart:legend chart:legend-position="end" svg:x="5.573cm" svg:y="1.223cm" style:legend-expansion="high" chart:style-name="ch2"/>
        <chart:plot-area chart:style-name="ch3" chart:data-source-has-labels="both" svg:x="0.153cm" svg:y="0.08cm" svg:width="5.267cm" svg:height="3.88cm">
          <chartooo:coordinate-region svg:x="0.774cm" svg:y="0.279cm" svg:width="4.646cm" svg:height="3.03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1</text:p>
              </table:table-cell>
              <table:table-cell office:value-type="string">
                <text:p>Coluna 2</text:p>
              </table:table-cell>
              <table:table-cell office:value-type="string">
                <text:p>Coluna 3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Linh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Linh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Linh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677cm" svg:height="4.041cm" xlink:href="." xlink:type="simple" chart:class="chart:bar" chart:style-name="ch1">
        <chart:legend chart:legend-position="end" svg:x="5.573cm" svg:y="1.223cm" style:legend-expansion="high" chart:style-name="ch2"/>
        <chart:plot-area chart:style-name="ch3" chart:data-source-has-labels="both" svg:x="0.153cm" svg:y="0.08cm" svg:width="5.267cm" svg:height="3.881cm">
          <chartooo:coordinate-region svg:x="0.774cm" svg:y="0.28cm" svg:width="4.646cm" svg:height="3.03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1</text:p>
              </table:table-cell>
              <table:table-cell office:value-type="string">
                <text:p>Coluna 2</text:p>
              </table:table-cell>
              <table:table-cell office:value-type="string">
                <text:p>Coluna 3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Linh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Linh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Linh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677cm" svg:height="4.04cm" xlink:href="." xlink:type="simple" chart:class="chart:bar" chart:style-name="ch1">
        <chart:legend chart:legend-position="end" svg:x="5.573cm" svg:y="1.223cm" style:legend-expansion="high" chart:style-name="ch2"/>
        <chart:plot-area chart:style-name="ch3" chart:data-source-has-labels="both" svg:x="0.153cm" svg:y="0.08cm" svg:width="5.267cm" svg:height="3.88cm">
          <chartooo:coordinate-region svg:x="0.774cm" svg:y="0.279cm" svg:width="4.646cm" svg:height="3.03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1</text:p>
              </table:table-cell>
              <table:table-cell office:value-type="string">
                <text:p>Coluna 2</text:p>
              </table:table-cell>
              <table:table-cell office:value-type="string">
                <text:p>Coluna 3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Linh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Linh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Linh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677cm" svg:height="4.041cm" xlink:href="." xlink:type="simple" chart:class="chart:bar" chart:style-name="ch1">
        <chart:legend chart:legend-position="end" svg:x="5.573cm" svg:y="1.223cm" style:legend-expansion="high" chart:style-name="ch2"/>
        <chart:plot-area chart:style-name="ch3" chart:data-source-has-labels="both" svg:x="0.153cm" svg:y="0.08cm" svg:width="5.267cm" svg:height="3.881cm">
          <chartooo:coordinate-region svg:x="0.774cm" svg:y="0.28cm" svg:width="4.646cm" svg:height="3.03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1</text:p>
              </table:table-cell>
              <table:table-cell office:value-type="string">
                <text:p>Coluna 2</text:p>
              </table:table-cell>
              <table:table-cell office:value-type="string">
                <text:p>Coluna 3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Linh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Linh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Linh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